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Ù" svg:font-family="'Droid Sans FallbÙ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1pt" officeooo:paragraph-rsid="001cdd8f" style:font-name-asian="Droid Sans FallbÙ" style:font-size-asian="11pt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fo:font-size="11pt" officeooo:paragraph-rsid="001cdd8f" style:font-name-asian="Droid Sans FallbÙ" style:font-size-asian="11pt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fo:font-size="11pt" officeooo:paragraph-rsid="001cdd8f" style:font-name-asian="Times New Roman" style:font-size-asian="11pt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fo:font-size="11pt" fo:font-weight="bold" officeooo:paragraph-rsid="001cdd8f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cdd8f"/>
    </style:style>
    <style:style style:name="P6" style:family="paragraph" style:parent-style-name="Standard">
      <style:paragraph-properties fo:line-height="100%" fo:text-align="start" style:justify-single-word="false" fo:break-before="page"/>
      <style:text-properties officeooo:paragraph-rsid="001cdd8f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1pt" fo:font-weight="bold" officeooo:paragraph-rsid="001cdd8f" style:font-name-asian="Droid Sans FallbÙ" style:font-size-asian="11pt" style:font-weight-asian="bold" style:font-name-complex="Times New Roman"/>
    </style:style>
    <style:style style:name="T1" style:family="text">
      <style:text-properties fo:font-size="11pt" style:font-name-asian="Times New Roman" style:font-size-asian="11pt" style:font-name-complex="Times New Roman"/>
    </style:style>
    <style:style style:name="T2" style:family="text">
      <style:text-properties fo:font-size="11pt" style:font-name-asian="Droid Sans FallbÙ" style:font-size-asian="11pt" style:font-name-complex="Times New Roman"/>
    </style:style>
    <style:style style:name="T3" style:family="text">
      <style:text-properties fo:font-size="11pt" fo:font-weight="bold" style:font-name-asian="Droid Sans FallbÙ" style:font-size-asian="11pt" style:font-weight-asian="bold" style:font-name-complex="Times New Roman"/>
    </style:style>
    <style:style style:name="T4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5" style:family="text">
      <style:text-properties style:text-position="super 58%" fo:font-size="11pt" style:font-name-asian="Droid Sans FallbÙ" style:font-size-asian="11pt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B029 Elektronická příprava dokumentů</text:p>
      <text:p text:style-name="P2">Kompilát otázek z muny.cz + týdenní odpovědníky 2015</text:p>
      <text:p text:style-name="P1"/>
      <text:p text:style-name="P5"><text:span text:style-name="T1"><text:s text:c="8"/></text:span><text:span text:style-name="T3">Vdova je</text:span></text:p>
      <text:p text:style-name="P5"><text:span text:style-name="T1"><text:s text:c="8"/></text:span><text:span text:style-name="T2">východový řádek odstavce na začátku nového sloupce nebo stránky</text:span></text:p>
      <text:p text:style-name="P1">* <text:s text:c="5"/>počáteční řádek odstavce osamocený na konci stránky/sloupce</text:p>
      <text:p text:style-name="P5"><text:span text:style-name="T1"><text:s text:c="8"/></text:span><text:span text:style-name="T2">bezslabičná předložka na konci řádku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5"><text:span text:style-name="T1"><text:s text:c="8"/></text:span><text:span text:style-name="T2">TeX potřebuje při překladu bibliografické databáze (.bib soubory) s použitými citacemi</text:span></text:p>
      <text:p text:style-name="P5"><text:span text:style-name="T1"><text:s text:c="8"/></text:span><text:span text:style-name="T2">Odstavcový optimum-fit zlom s \pretolerance 10000 je výpočetně méně náročný než s hodnotou -1</text:span></text:p>
      <text:p text:style-name="P1">* <text:s text:c="5"/>Jak SGML tak XML jsou na rozdíl od HTML metajazyky</text:p>
      <text:p text:style-name="P1"/>
      <text:p text:style-name="P5"><text:span text:style-name="T1"><text:s text:c="8"/></text:span><text:span text:style-name="T3">Mezi normy podporované W3C pro práci s dokumenty patří</text:span></text:p>
      <text:p text:style-name="P5"><text:span text:style-name="T1"><text:s text:c="8"/></text:span><text:span text:style-name="T2">GIF</text:span></text:p>
      <text:p text:style-name="P1">* <text:s text:c="5"/>XSL</text:p>
      <text:p text:style-name="P5"><text:span text:style-name="T1"><text:s text:c="8"/></text:span><text:span text:style-name="T2">TIFF</text:span></text:p>
      <text:p text:style-name="P1"/>
      <text:p text:style-name="P5"><text:span text:style-name="T1"><text:s text:c="8"/></text:span><text:span text:style-name="T3">Technologie Adobe Acrobat je určena:</text:span></text:p>
      <text:p text:style-name="P5"><text:span text:style-name="T1"><text:s text:c="8"/></text:span><text:span text:style-name="T2">na škálování písem Multiple Master</text:span></text:p>
      <text:p text:style-name="P5"><text:span text:style-name="T1"><text:s text:c="8"/></text:span><text:span text:style-name="T2">na programování sazby dokumentů se zvuky</text:span></text:p>
      <text:p text:style-name="P1">* <text:s text:c="5"/>pro šíření hypertextových přenositelných dokumentů</text:p>
      <text:p text:style-name="P1"/>
      <text:p text:style-name="P5"><text:span text:style-name="T1"><text:s text:c="8"/></text:span><text:span text:style-name="T3">Emausienka je</text:span></text:p>
      <text:p text:style-name="P5"><text:span text:style-name="T1"><text:s text:c="8"/></text:span><text:span text:style-name="T2">grotesk</text:span></text:p>
      <text:p text:style-name="P5"><text:span text:style-name="T1"><text:s text:c="8"/></text:span><text:span text:style-name="T2">přechodová antikva</text:span></text:p>
      <text:p text:style-name="P5"><text:span text:style-name="T1"><text:s text:c="8"/></text:span><text:span text:style-name="T2">dynamická antikva</text:span></text:p>
      <text:p text:style-name="P1">* <text:s text:c="5"/>Žádná z uvedených odpovědí není správná</text:p>
      <text:p text:style-name="P5"><text:span text:style-name="T1"><text:s text:c="8"/></text:span><text:span text:style-name="T2">lineární písmo serifové</text:span></text:p>
      <text:p text:style-name="P1"/>
      <text:p text:style-name="P5"><text:span text:style-name="T4"><text:s text:c="8"/></text:span><text:span text:style-name="T3">Hermann Zapf je autor</text:span></text:p>
      <text:p text:style-name="P5"><text:span text:style-name="T1"><text:s text:c="8"/></text:span><text:span text:style-name="T2">dnes nejrozšířenějšího písma Times</text:span></text:p>
      <text:p text:style-name="P1">* <text:s text:c="5"/>písma Palatino</text:p>
      <text:p text:style-name="P5"><text:span text:style-name="T1"><text:s text:c="8"/></text:span><text:span text:style-name="T2">Žádná z uvedených odpovědí není správná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5"><text:span text:style-name="T1"><text:s text:c="8"/></text:span><text:span text:style-name="T2">Pro sazbu dokumentu v LaTeXu pro správné řešení křížových odkazů postačí vždy dva průchody za <text:s/><text:line-break/> <text:s text:c="7"/>sebou</text:span></text:p>
      <text:p text:style-name="P1">* <text:s text:c="5"/>Zabarvení sazby je poměr potištěné a nepotištěné plochy vysazené stránky</text:p>
      <text:p text:style-name="P5"><text:span text:style-name="T1"><text:s text:c="8"/></text:span><text:span text:style-name="T2">U vícejazyčných dokumentů je vždy nutné dělit slova dle pravidel pouze jednoho jazyka</text:span></text:p>
      <text:p text:style-name="P1"/>
      <text:p text:style-name="P5"><text:span text:style-name="T1"><text:s text:c="8"/></text:span><text:span text:style-name="T3">S kradením ovcí je srovnatelný/srovnatelné:</text:span></text:p>
      <text:p text:style-name="P5"><text:span text:style-name="T1"><text:s text:c="8"/></text:span><text:span text:style-name="T2">Použití komerčních písem pro sazbu bakalářské práce</text:span></text:p>
      <text:p text:style-name="P5"><text:span text:style-name="T1"><text:s text:c="8"/></text:span><text:span text:style-name="T2">Používání optického škálování při sazbě diplomové práce</text:span></text:p>
      <text:p text:style-name="P1">* <text:s text:c="5"/>Proklad minusek v textu odstavce</text:p>
      <text:p text:style-name="P5"><text:span text:style-name="T1"><text:s text:c="8"/></text:span><text:span text:style-name="T2">Fakt, že tentýž dokument vytiskne TeX na různých tiskárnách stejně až na rozlišení výstupního zařízení</text:span></text:p>
      <text:p text:style-name="P5"><text:span text:style-name="T1"><text:s text:c="8"/></text:span><text:span text:style-name="T2">Použití komerčních písem pro sazbu bakalářské práce</text:span></text:p>
      <text:p text:style-name="P1"/>
      <text:p text:style-name="P5"><text:span text:style-name="T1"><text:s text:c="8"/></text:span><text:span text:style-name="T3">Nalezení zlomu řádků odstavce je možno převést na problém nalezení</text:span></text:p>
      <text:p text:style-name="P5"><text:span text:style-name="T1"><text:s text:c="8"/></text:span><text:span text:style-name="T2">nejdelší cesty v grafu</text:span></text:p>
      <text:p text:style-name="P5"><text:span text:style-name="T1"><text:s text:c="8"/></text:span><text:span text:style-name="T2">hamiltonovskou cesty v grafu</text:span></text:p>
      <text:p text:style-name="P1">* <text:s text:c="5"/>nejkratší cesty v grafu</text:p>
      <text:p text:style-name="P1"/>
      <text:p text:style-name="P5"><text:span text:style-name="T1"><text:s text:c="8"/></text:span><text:span text:style-name="T3">Mezi balíky TeXových maker nepatří:</text:span></text:p>
      <text:p text:style-name="P1">* <text:s text:c="5"/>NTS</text:p>
      <text:p text:style-name="P5"><text:span text:style-name="T1"><text:s text:c="8"/></text:span><text:span text:style-name="T2">czech styl</text:span></text:p>
      <text:p text:style-name="P5"><text:span text:style-name="T1"><text:s text:c="8"/></text:span><text:span text:style-name="T2">webmac</text:span></text:p>
      <text:p text:style-name="P6"><text:span text:style-name="T1"><text:s text:c="8"/></text:span><text:span text:style-name="T3">Jedním ze základních principů přípravy dokumentů v LaTeXu je</text:span></text:p>
      <text:p text:style-name="P5"><text:span text:style-name="T1"><text:s text:c="8"/></text:span><text:span text:style-name="T2">validace</text:span></text:p>
      <text:p text:style-name="P1">* <text:s text:c="5"/>logické značení a z toho vyplývající možnost oddělení autorské části (značkování) od sazby</text:p>
      <text:p text:style-name="P5"><text:span text:style-name="T1"><text:s text:c="8"/></text:span><text:span text:style-name="T2">expanzivní metoda maker</text:span></text:p>
      <text:p text:style-name="P1"/>
      <text:p text:style-name="P5"><text:span text:style-name="T1"><text:s text:c="8"/></text:span><text:span text:style-name="T3">Který z následujících výroků platí:</text:span></text:p>
      <text:p text:style-name="P1">* <text:s text:c="5"/>Maximalistických výsledků lze v typografii zatím dosáhnout jen ručním zlomem</text:p>
      <text:p text:style-name="P5"><text:span text:style-name="T1"><text:s text:c="8"/></text:span><text:span text:style-name="T2">Algoritmy řádkového a stránkového zlomu v TeXu jsou provázány a optimalizace se děje naráz</text:span></text:p>
      <text:p text:style-name="P5"><text:span text:style-name="T1"><text:s text:c="8"/></text:span><text:span text:style-name="T2">TeX neprovádí na rozdíl od všech ostatních sázecích programů optimalizaci v rámci celého odstavce</text:span></text:p>
      <text:p text:style-name="P5"><text:span text:style-name="T1"><text:s text:c="8"/></text:span><text:span text:style-name="T2">AucTeX je bezva balík TeXových maker</text:span></text:p>
      <text:p text:style-name="P1"/>
      <text:p text:style-name="P5"><text:span text:style-name="T1"><text:s text:c="8"/></text:span><text:span text:style-name="T3">Činnost TeXu se popisuje jako souhra několika procesorů.</text:span><text:span text:style-name="T2"> </text:span><text:span text:style-name="T3">Který sem nepatří?</text:span></text:p>
      <text:p text:style-name="P5"><text:span text:style-name="T1"><text:s text:c="8"/></text:span><text:span text:style-name="T2">Expand procesor</text:span></text:p>
      <text:p text:style-name="P1">* <text:s text:c="5"/>Word procesor</text:p>
      <text:p text:style-name="P5"><text:span text:style-name="T1"><text:s text:c="8"/></text:span><text:span text:style-name="T2">Token procesor</text:span></text:p>
      <text:p text:style-name="P1"/>
      <text:p text:style-name="P5"><text:span text:style-name="T1"><text:s text:c="8"/></text:span><text:span text:style-name="T3">Mezi LaTeXové příkazy nepatří</text:span></text:p>
      <text:p text:style-name="P5"><text:span text:style-name="T1"><text:s text:c="8"/></text:span><text:span text:style-name="T2">\,</text:span></text:p>
      <text:p text:style-name="P5"><text:span text:style-name="T1"><text:s text:c="8"/></text:span><text:span text:style-name="T2">\raisebox{1cm}[0mm][0mm]{123}</text:span></text:p>
      <text:p text:style-name="P1">* <text:s text:c="5"/>\[option]</text:p>
      <text:p text:style-name="P5"><text:span text:style-name="T1"><text:s text:c="8"/></text:span><text:span text:style-name="T2">\ldots</text:span></text:p>
      <text:p text:style-name="P1"/>
      <text:p text:style-name="P5"><text:span text:style-name="T1"><text:s text:c="8"/></text:span><text:span text:style-name="T3">Mezi prvky logického značení v HTML nepatří</text:span></text:p>
      <text:p text:style-name="P5"><text:span text:style-name="T1"><text:s text:c="8"/></text:span><text:span text:style-name="T2">&amp;lt;head&amp;gt;</text:span></text:p>
      <text:p text:style-name="P5"><text:span text:style-name="T1"><text:s text:c="8"/></text:span><text:span text:style-name="T2">&amp;lt;em&amp;gt;</text:span></text:p>
      <text:p text:style-name="P1">* <text:s text:c="5"/>&amp;lt;font&amp;gt;</text:p>
      <text:p text:style-name="P1"/>
      <text:p text:style-name="P5"><text:span text:style-name="T1"><text:s text:c="8"/></text:span><text:span text:style-name="T3">Které z následujících tvrzení je pravdivé?</text:span></text:p>
      <text:p text:style-name="P1">* <text:s text:c="5"/>Verzálky přesahují účaří či horní dotažnici v oblém tahu</text:p>
      <text:p text:style-name="P5"><text:span text:style-name="T1"><text:s text:c="8"/></text:span><text:span text:style-name="T2">Dávkové systémy jsou vhodné pro sazbu reklamních tiskovin</text:span></text:p>
      <text:p text:style-name="P5"><text:span text:style-name="T1"><text:s text:c="8"/></text:span><text:span text:style-name="T2">Minusky nikdy nepřesahují střední dotažnici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5"><text:span text:style-name="T1"><text:s text:c="8"/></text:span><text:span text:style-name="T2">Pro sazbu dokumentu v LaTeXu postačí vždy dva průchody za sebou</text:span></text:p>
      <text:p text:style-name="P5"><text:span text:style-name="T1"><text:s text:c="8"/></text:span><text:span text:style-name="T2">Předloha je nejlépe dávat do tiskárny camera-ready na papíře</text:span></text:p>
      <text:p text:style-name="P5"><text:span text:style-name="T1"><text:s text:c="8"/></text:span><text:span text:style-name="T2">Tisk na jehličkové tiskárně je kvalitnější než na laserové</text:span></text:p>
      <text:p text:style-name="P1">* <text:s text:c="5"/>Osvitová jednotka poskytuje vyšší rozlišení než laserová tiskárna</text:p>
      <text:p text:style-name="P1"/>
      <text:p text:style-name="P5"><text:span text:style-name="T1"><text:s text:c="8"/></text:span><text:span text:style-name="T3">Mezi programy pro práci s bitmapovou grafikou nepatří</text:span></text:p>
      <text:p text:style-name="P5"><text:span text:style-name="T1"><text:s text:c="8"/></text:span><text:span text:style-name="T2">GIMP</text:span></text:p>
      <text:p text:style-name="P1">* <text:s text:c="5"/>Corel Draw</text:p>
      <text:p text:style-name="P5"><text:span text:style-name="T1"><text:s text:c="8"/></text:span><text:span text:style-name="T2">Adobe Photoshop</text:span></text:p>
      <text:p text:style-name="P1"/>
      <text:p text:style-name="P5"><text:span text:style-name="T1"><text:s text:c="8"/></text:span><text:span text:style-name="T3">Mezi digitální formáty písem nepatří</text:span></text:p>
      <text:p text:style-name="P5"><text:span text:style-name="T1"><text:s text:c="8"/></text:span><text:span text:style-name="T2">Opentype</text:span></text:p>
      <text:p text:style-name="P1">* <text:s text:c="5"/>ATM</text:p>
      <text:p text:style-name="P5"><text:span text:style-name="T1"><text:s text:c="8"/></text:span><text:span text:style-name="T2">Adobe Type1</text:span></text:p>
      <text:p text:style-name="P5"><text:span text:style-name="T1"><text:s text:c="8"/></text:span><text:span text:style-name="T2">Metafont</text:span></text:p>
      <text:p text:style-name="P1"/>
      <text:p text:style-name="P5"><text:span text:style-name="T1"><text:s text:c="8"/></text:span><text:span text:style-name="T3">Pro sazbu uvozovek se v české typografii používají</text:span></text:p>
      <text:p text:style-name="P5"><text:span text:style-name="T1"><text:s text:c="8"/></text:span><text:span text:style-name="T2">uvozovky typu 69</text:span></text:p>
      <text:p text:style-name="P1">* <text:s text:c="5"/>Žádná z uvedených odpovědí není správná (9966 dole nahore)</text:p>
      <text:p text:style-name="P5"><text:span text:style-name="T1"><text:s text:c="8"/></text:span><text:span text:style-name="T2">uvozovky typu 99</text:span></text:p>
      <text:p text:style-name="P5"/>
      <text:p text:style-name="P6"><text:span text:style-name="T1"><text:s text:c="8"/></text:span><text:span text:style-name="T3">Které z následujících tvrzení je pravdivé?</text:span></text:p>
      <text:p text:style-name="P1">* <text:s text:c="5"/>Verzálky přesahují účaří či horní dotažnici v oblém tahu</text:p>
      <text:p text:style-name="P5"><text:span text:style-name="T1"><text:s text:c="8"/></text:span><text:span text:style-name="T2">Svazování neslabičných předložek nedělitelnou neroztažitelnou mezerou ve Wordu je ideální řešení <text:line-break/> <text:s text:c="7"/>zlomu</text:span></text:p>
      <text:p text:style-name="P5"><text:span text:style-name="T1"><text:s text:c="8"/></text:span><text:span text:style-name="T2">Dokument ve Wordu se vytiskne na různých tiskárnách stejně</text:span></text:p>
      <text:p text:style-name="P1"/>
      <text:p text:style-name="P5"><text:span text:style-name="T1"><text:s text:c="8"/></text:span><text:span text:style-name="T3">Který z následujících výroků je pravdivý</text:span></text:p>
      <text:p text:style-name="P5"><text:span text:style-name="T1"><text:s text:c="8"/></text:span><text:span text:style-name="T2">Dokument ve Wordu se vytiskne na různých tiskárnách stejně</text:span></text:p>
      <text:p text:style-name="P5"><text:span text:style-name="T1"><text:s text:c="8"/></text:span><text:span text:style-name="T2">Dokument v HTML se zobrazí různým uživatelům stejně</text:span></text:p>
      <text:p text:style-name="P1">* <text:s text:c="5"/>Dokument v PDF se zobrazí různým uživatelům stejně</text:p>
      <text:p text:style-name="P1"/>
      <text:p text:style-name="P5"><text:span text:style-name="T1"><text:s text:c="8"/></text:span><text:span text:style-name="T3">Který z následujících výroků neplatí:</text:span></text:p>
      <text:p text:style-name="P5"><text:span text:style-name="T1"><text:s text:c="8"/></text:span><text:span text:style-name="T2">Při osvitu barevných publikací je nezbytné zajistit vkládání pasovacích značek</text:span></text:p>
      <text:p text:style-name="P1">* <text:s text:c="5"/>Program METAFONT využívá technologii Multiple Master</text:p>
      <text:p text:style-name="P5"><text:span text:style-name="T1"><text:s text:c="8"/></text:span><text:span text:style-name="T2">Adobe Acrobat podporuje formát písem Type1</text:span></text:p>
      <text:p text:style-name="P1"/>
      <text:p text:style-name="P5"><text:span text:style-name="T1"><text:s text:c="8"/></text:span><text:span text:style-name="T3">Mezi programy umožňující konverzi PostScriptu do PDF nepatří</text:span></text:p>
      <text:p text:style-name="P5"><text:span text:style-name="T1"><text:s text:c="8"/></text:span><text:span text:style-name="T2">GhostScript aktuální verze</text:span></text:p>
      <text:p text:style-name="P5"><text:span text:style-name="T1"><text:s text:c="8"/></text:span><text:span text:style-name="T2">Adobe Distiller aktuální verze</text:span></text:p>
      <text:p text:style-name="P1">* <text:s text:c="5"/>Adobe Acrobat Reader aktuální verze</text:p>
      <text:p text:style-name="P1"/>
      <text:p text:style-name="P5"><text:span text:style-name="T4"><text:s text:c="8"/></text:span><text:span text:style-name="T3">Ve větě: „Rád bych vás ujistil o jediném : vždycky jsem se snažil řídit diktátem té instance , na niž </text:span></text:p>
      <text:p text:style-name="P5"><text:span text:style-name="T4"><text:s text:c="8"/></text:span><text:span text:style-name="T3">jsem skládal svůj slib : totiž diktátem svého nejlepšího vědomí a svědomí.“ je typografických <text:line-break/> <text:s text:c="7"/>chyb:</text:span></text:p>
      <text:p text:style-name="P5"><text:span text:style-name="T1"><text:s text:c="8"/></text:span><text:span text:style-name="T2">jedna</text:span></text:p>
      <text:p text:style-name="P5"><text:span text:style-name="T1"><text:s text:c="8"/></text:span><text:span text:style-name="T2">dvě</text:span></text:p>
      <text:p text:style-name="P1">* <text:s text:c="5"/>tři</text:p>
      <text:p text:style-name="P1"/>
      <text:p text:style-name="P5"><text:span text:style-name="T1"><text:s text:c="8"/></text:span><text:span text:style-name="T3">Pro ofsetový tisk skript nákladu nad 500 ks je nejlepší předloha z laserové tiskárny tištěná</text:span></text:p>
      <text:p text:style-name="P1">* <text:s text:c="5"/>na pauzák zrcadlově</text:p>
      <text:p text:style-name="P5"><text:span text:style-name="T1"><text:s text:c="8"/></text:span><text:span text:style-name="T2">na pauzák obyčejně</text:span></text:p>
      <text:p text:style-name="P5"><text:span text:style-name="T1"><text:s text:c="8"/></text:span><text:span text:style-name="T2">na papír</text:span></text:p>
      <text:p text:style-name="P1"/>
      <text:p text:style-name="P5"><text:span text:style-name="T1"><text:s text:c="8"/></text:span><text:span text:style-name="T3">Mezi normy ISO související s elektronickou přípravou dokumentů patří</text:span></text:p>
      <text:p text:style-name="P1">* <text:s text:c="5"/>HyTime</text:p>
      <text:p text:style-name="P5"><text:span text:style-name="T1"><text:s text:c="8"/></text:span><text:span text:style-name="T2">Xpdf</text:span></text:p>
      <text:p text:style-name="P5"><text:span text:style-name="T1"><text:s text:c="8"/></text:span><text:span text:style-name="T2">NSF</text:span></text:p>
      <text:p text:style-name="P1"/>
      <text:p text:style-name="P5"><text:span text:style-name="T1"><text:s text:c="8"/></text:span><text:span text:style-name="T3">Duktus nepravé kurzívy je</text:span></text:p>
      <text:p text:style-name="P5"><text:span text:style-name="T1"><text:s text:c="8"/></text:span><text:span text:style-name="T2">slabší než u pravé</text:span></text:p>
      <text:p text:style-name="P5"><text:span text:style-name="T1"><text:s text:c="8"/></text:span><text:span text:style-name="T2">silnější než u pravé</text:span></text:p>
      <text:p text:style-name="P1">* <text:s text:c="5"/>Žádná z uvedených odpovědí není správná</text:p>
      <text:p text:style-name="P1"/>
      <text:p text:style-name="P5"><text:span text:style-name="T1"><text:s text:c="8"/></text:span><text:span text:style-name="T3">Princip lokality se v LaTeXu realizuje standardně pomocí</text:span></text:p>
      <text:p text:style-name="P1">* <text:s text:c="5"/>okolí</text:p>
      <text:p text:style-name="P5"><text:span text:style-name="T1"><text:s text:c="8"/></text:span><text:span text:style-name="T2">křížových referencí</text:span></text:p>
      <text:p text:style-name="P5"><text:span text:style-name="T1"><text:s text:c="8"/></text:span><text:span text:style-name="T2">makroexpanze</text:span></text:p>
      <text:p text:style-name="P1"/>
      <text:p text:style-name="P5"><text:span text:style-name="T1"><text:s text:c="8"/></text:span><text:span text:style-name="T3">Zlom pdfTeXu je založen na</text:span></text:p>
      <text:p text:style-name="P1">* <text:s text:c="5"/>modelu box-glue-penalty</text:p>
      <text:p text:style-name="P5"><text:span text:style-name="T1"><text:s text:c="8"/></text:span><text:span text:style-name="T2">sky-line modelu</text:span></text:p>
      <text:p text:style-name="P5"><text:span text:style-name="T1"><text:s text:c="8"/></text:span><text:span text:style-name="T2">PDF-X modelu</text:span></text:p>
      <text:p text:style-name="P1"/>
      <text:p text:style-name="P6"><text:span text:style-name="T1"><text:s text:c="8"/></text:span><text:span text:style-name="T3">Který z následujících výroků je pravdivý?</text:span></text:p>
      <text:p text:style-name="P1">* <text:s text:c="5"/>Wapové stránky je možno vytvářet podobně jako jiné SGML stránky, validovat a prohlížet ve wapovém<text:line-break/> <text:s text:c="7"/>prohlížeči na Internetu i bez mobilního telefonu</text:p>
      <text:p text:style-name="P5"><text:span text:style-name="T1"><text:s text:c="8"/></text:span><text:span text:style-name="T2">Tangle je program pro konverzi .web souborů do TeXu</text:span></text:p>
      <text:p text:style-name="P5"><text:span text:style-name="T1"><text:s text:c="8"/></text:span><text:span text:style-name="T2">Obrázky ve formátu SVG dnes umí přímo zpracovat všechny verze TeXu: cslatex, pdfcslatex, tex i<text:line-break/> <text:s text:c="7"/>cstex</text:span></text:p>
      <text:p text:style-name="P1"/>
      <text:p text:style-name="P5"><text:span text:style-name="T1"><text:s text:c="8"/></text:span><text:span text:style-name="T3">Při zlomu odstavce algoritmem optimum-fit se řeší problém</text:span></text:p>
      <text:p text:style-name="P1">* <text:s text:c="5"/>nalezení nejkratší cesty v grafu</text:p>
      <text:p text:style-name="P5"><text:span text:style-name="T1"><text:s text:c="8"/></text:span><text:span text:style-name="T2">nalezení hamiltonovské cesty v grafu</text:span></text:p>
      <text:p text:style-name="P5"><text:span text:style-name="T1"><text:s text:c="8"/></text:span><text:span text:style-name="T2">rozkladu prvočísel menších než \tolerance</text:span></text:p>
      <text:p text:style-name="P1"/>
      <text:p text:style-name="P5"><text:span text:style-name="T1"><text:s text:c="8"/></text:span><text:span text:style-name="T3">Který výrok je pravdivý</text:span></text:p>
      <text:p text:style-name="P5"><text:span text:style-name="T1"><text:s text:c="8"/></text:span><text:span text:style-name="T2">NSGMLS umí validovat dokument libovolné verze HTML, ne však dokumenty jiných DTD</text:span></text:p>
      <text:p text:style-name="P5"><text:span text:style-name="T1"><text:s text:c="8"/></text:span><text:span text:style-name="T2">Internet Explorer umí validovat dokument libovolného DTD</text:span></text:p>
      <text:p text:style-name="P1">* <text:s text:c="5"/>Validovaný dokument zobrazí každý WWW prohlížeč podporující DTD, podle kterého se validovalo</text:p>
      <text:p text:style-name="P5"><text:span text:style-name="T1"><text:s text:c="8"/></text:span><text:span text:style-name="T2">Drtivá většina internetových prohlížečů umí validovat dokument</text:span></text:p>
      <text:p text:style-name="P1"/>
      <text:p text:style-name="P5"><text:span text:style-name="T1"><text:s text:c="8"/></text:span><text:span text:style-name="T3">Archová montáž je</text:span></text:p>
      <text:p text:style-name="P1">* <text:s text:c="5"/>vyřazení stránek na tiskovém archu</text:p>
      <text:p text:style-name="P5"><text:span text:style-name="T1"><text:s text:c="8"/></text:span><text:span text:style-name="T2">optimalizace stránkového zlomu dokumentu a jeho šedi v rámci jednoho tiskového archu</text:span></text:p>
      <text:p text:style-name="P5"><text:span text:style-name="T1"><text:s text:c="8"/></text:span><text:span text:style-name="T2">technika designu elektronických dokumentů</text:span></text:p>
      <text:p text:style-name="P1"/>
      <text:p text:style-name="P5"><text:span text:style-name="T1"><text:s text:c="8"/></text:span><text:span text:style-name="T3">Egyptienka je</text:span></text:p>
      <text:p text:style-name="P5"><text:span text:style-name="T1"><text:s text:c="8"/></text:span><text:span text:style-name="T2">dynamická antikva</text:span></text:p>
      <text:p text:style-name="P1">* <text:s text:c="5"/>lineární písmo serifové</text:p>
      <text:p text:style-name="P5"><text:span text:style-name="T1"><text:s text:c="8"/></text:span><text:span text:style-name="T2">grotesk</text:span></text:p>
      <text:p text:style-name="P5"><text:span text:style-name="T1"><text:s text:c="8"/></text:span><text:span text:style-name="T2">groteskantikva</text:span></text:p>
      <text:p text:style-name="P5"><text:span text:style-name="T1"><text:s text:c="8"/></text:span><text:span text:style-name="T2">přechodová antikva</text:span></text:p>
      <text:p text:style-name="P1"/>
      <text:p text:style-name="P5"><text:span text:style-name="T1"><text:s text:c="8"/></text:span><text:span text:style-name="T3">Mezi transformační metody pro UCS nepatří:</text:span></text:p>
      <text:p text:style-name="P5"><text:span text:style-name="T1"><text:s text:c="8"/></text:span><text:span text:style-name="T2">UTF-8</text:span></text:p>
      <text:p text:style-name="P1">* <text:s text:c="5"/>PostScript Level 3</text:p>
      <text:p text:style-name="P5"><text:span text:style-name="T1"><text:s text:c="8"/></text:span><text:span text:style-name="T2">UTF-16</text:span></text:p>
      <text:p text:style-name="P1"/>
      <text:p text:style-name="P5"><text:span text:style-name="T1"><text:s text:c="8"/></text:span><text:span text:style-name="T3">Které z následujících tvrzení je pravdivé?</text:span></text:p>
      <text:p text:style-name="P5"><text:span text:style-name="T1"><text:s text:c="8"/></text:span><text:span text:style-name="T2">Dávkové sázecí systémy jsou vhodné pro sazbu reklamních akcidenčních tiskovin</text:span></text:p>
      <text:p text:style-name="P5"><text:span text:style-name="T1"><text:s text:c="8"/></text:span><text:span text:style-name="T2">Verzálky nikdy nepřesahují účaří</text:span></text:p>
      <text:p text:style-name="P1">* <text:s text:c="5"/>Písmo Computer Modern je opticky škálované</text:p>
      <text:p text:style-name="P1"/>
      <text:p text:style-name="P5"><text:span text:style-name="T1"><text:s text:c="8"/></text:span><text:span text:style-name="T3">Mezi prvky logického značení v LaTeXu nepatří</text:span></text:p>
      <text:p text:style-name="P5"><text:span text:style-name="T1"><text:s text:c="8"/></text:span><text:span text:style-name="T2">příkaz \frac</text:span></text:p>
      <text:p text:style-name="P1">* <text:s text:c="5"/>okolí raggedright</text:p>
      <text:p text:style-name="P5"><text:span text:style-name="T1"><text:s text:c="8"/></text:span><text:span text:style-name="T2">příkaz \copyright</text:span></text:p>
      <text:p text:style-name="P3"/>
      <text:p text:style-name="P5"><text:span text:style-name="T1"><text:s text:c="8"/></text:span><text:span text:style-name="T3">Zvýšením \hyphenpenalty se dokument sázený algoritmem optimum-fit</text:span></text:p>
      <text:p text:style-name="P1">* <text:s text:c="5"/>Žádná z uvedených odpovědí není správná</text:p>
      <text:p text:style-name="P5"><text:span text:style-name="T1"><text:s text:c="8"/></text:span><text:span text:style-name="T2">vždy prodlouží nebo zůstane stejně dlouhý</text:span></text:p>
      <text:p text:style-name="P5"><text:span text:style-name="T1"><text:s text:c="8"/></text:span><text:span text:style-name="T2">vždy zkrátí nebo zůstane stejně dlouhý</text:span></text:p>
      <text:p text:style-name="P1"/>
      <text:p text:style-name="P5"><text:span text:style-name="T1"><text:s text:c="8"/></text:span><text:span text:style-name="T3">Algoritmus zlomu odstavce v TeXu je</text:span></text:p>
      <text:p text:style-name="P5"><text:span text:style-name="T1"><text:s text:c="8"/></text:span><text:span text:style-name="T2">obecně i více než tříprůchodový</text:span></text:p>
      <text:p text:style-name="P5"><text:span text:style-name="T1"><text:s text:c="8"/></text:span><text:span text:style-name="T2">jednoprůchodový, vše se optimalizuje naráz</text:span></text:p>
      <text:p text:style-name="P1">* <text:s text:c="5"/>jedno až tříprůchodový, dle nastavení parametrů</text:p>
      <text:p text:style-name="P1"/>
      <text:p text:style-name="P6"><text:span text:style-name="T1"><text:s text:c="8"/></text:span><text:span text:style-name="T3">Sazba (programování) v TeXu je postavena na</text:span></text:p>
      <text:p text:style-name="P5"><text:span text:style-name="T1"><text:s text:c="8"/></text:span><text:span text:style-name="T2">na grafovém přístupu</text:span></text:p>
      <text:p text:style-name="P1">* <text:s text:c="5"/>makrojazyce</text:p>
      <text:p text:style-name="P5"><text:span text:style-name="T1"><text:s text:c="8"/></text:span><text:span text:style-name="T2">na objektovém přístupu</text:span></text:p>
      <text:p text:style-name="P3"><text:s text:c="8"/></text:p>
      <text:p text:style-name="P5"><text:span text:style-name="T1"><text:s text:c="8"/></text:span><text:span text:style-name="T3">Validace je</text:span></text:p>
      <text:p text:style-name="P1">* <text:s text:c="5"/>silnější pojem než správná strukturovanost (well-formedness)</text:p>
      <text:p text:style-name="P5"><text:span text:style-name="T1"><text:s text:c="8"/></text:span><text:span text:style-name="T2">dostatečná podmínka pro překlad dokumentu LaTeXu</text:span></text:p>
      <text:p text:style-name="P5"><text:span text:style-name="T1"><text:s text:c="8"/></text:span><text:span text:style-name="T2">proces vytváření HTML stránek na serveru</text:span></text:p>
      <text:p text:style-name="P1"/>
      <text:p text:style-name="P5"><text:span text:style-name="T1"><text:s text:c="8"/></text:span><text:span text:style-name="T3">Při elektronické přípravě dokumentů je nejdůležitější</text:span></text:p>
      <text:p text:style-name="P5"><text:span text:style-name="T1"><text:s text:c="8"/></text:span><text:span text:style-name="T2">vytvořit optimálně estetický dokument</text:span></text:p>
      <text:p text:style-name="P5"><text:span text:style-name="T1"><text:s text:c="8"/></text:span><text:span text:style-name="T2">být ekologický a spotřebovat minimum papíru</text:span></text:p>
      <text:p text:style-name="P1">* <text:s text:c="5"/>realizovat komunikační funkci dokumentu</text:p>
      <text:p text:style-name="P5"><text:span text:style-name="T1"><text:s text:c="8"/></text:span><text:span text:style-name="T2">dodržet do posledního detailu vždy nejlepší typografická nastavení pro jednotlivé prvky sazby</text:span></text:p>
      <text:p text:style-name="P1"/>
      <text:p text:style-name="P5"><text:span text:style-name="T1"><text:s text:c="8"/></text:span><text:span text:style-name="T3">DSSSL</text:span></text:p>
      <text:p text:style-name="P5"><text:span text:style-name="T1"><text:s text:c="8"/></text:span><text:span text:style-name="T2">je skriptový jazyk umožňující maximální automatizaci sazby rejstříků v TeXu</text:span></text:p>
      <text:p text:style-name="P5"><text:span text:style-name="T1"><text:s text:c="8"/></text:span><text:span text:style-name="T2">je jazyk popisu stránky vycházející z SPDL</text:span></text:p>
      <text:p text:style-name="P1">* <text:s text:c="5"/>je norma ISO pro specifikaci sémantiky SGML značek</text:p>
      <text:p text:style-name="P1"/>
      <text:p text:style-name="P5"><text:span text:style-name="T1"><text:s text:c="8"/></text:span><text:span text:style-name="T3">Hermann Zapf je:</text:span></text:p>
      <text:p text:style-name="P5"><text:span text:style-name="T1"><text:s text:c="8"/></text:span><text:span text:style-name="T2">Návrhář jednoho z nejrozšířenějších písem Arial</text:span></text:p>
      <text:p text:style-name="P1">* <text:s text:c="5"/>současný typograf spolupracující s prof. Knuthem</text:p>
      <text:p text:style-name="P5"><text:span text:style-name="T1"><text:s text:c="8"/></text:span><text:span text:style-name="T2">Autor GML</text:span></text:p>
      <text:p text:style-name="P1"/>
      <text:p text:style-name="P5"><text:span text:style-name="T1"><text:s text:c="8"/></text:span><text:span text:style-name="T3">Duktus nepravých kapitálek je</text:span></text:p>
      <text:p text:style-name="P5"><text:span text:style-name="T1"><text:s text:c="8"/></text:span><text:span text:style-name="T2">silnější než u pravých</text:span></text:p>
      <text:p text:style-name="P1">* <text:s text:c="5"/>slabší než u pravých</text:p>
      <text:p text:style-name="P1"/>
      <text:p text:style-name="P5"><text:span text:style-name="T1"><text:s text:c="8"/></text:span><text:span text:style-name="T3">Při dělení odstavce je třeba najít</text:span></text:p>
      <text:p text:style-name="P5"><text:span text:style-name="T1"><text:s text:c="8"/></text:span><text:span text:style-name="T2">hamiltonovskou cestu v grafu</text:span></text:p>
      <text:p text:style-name="P5"><text:span text:style-name="T1"><text:s text:c="8"/></text:span><text:span text:style-name="T2">nejdelší cestu v grafu</text:span></text:p>
      <text:p text:style-name="P1">* <text:s text:c="5"/>nejkratší cestu v grafu</text:p>
      <text:p text:style-name="P1"/>
      <text:p text:style-name="P5"><text:span text:style-name="T1"><text:s text:c="8"/></text:span><text:span text:style-name="T3">Který z následujících výroků platí:</text:span></text:p>
      <text:p text:style-name="P1">* <text:s text:c="5"/>Mezera nad nadpisem sekce má být vždycky větší než pod ním</text:p>
      <text:p text:style-name="P5"><text:span text:style-name="T1"><text:s text:c="8"/></text:span><text:span text:style-name="T2">Používání (lineárně) deformovaných písem je v typografii vítaným zpestřením</text:span></text:p>
      <text:p text:style-name="P5"><text:span text:style-name="T1"><text:s text:c="8"/></text:span><text:span text:style-name="T2">Patková písma s vysokým kontrastem jsou vhodná pro design elektronických publikací (čtení na <text:line-break/> <text:s text:c="7"/>monitoru)</text:span></text:p>
      <text:p text:style-name="P1"/>
      <text:p text:style-name="P5"><text:span text:style-name="T1"><text:s text:c="8"/></text:span><text:span text:style-name="T3">Pro sazbu uvozovek se v české typografii používají</text:span></text:p>
      <text:p text:style-name="P5"><text:span text:style-name="T1"><text:s text:c="8"/></text:span><text:span text:style-name="T2">uvozovky typu 69</text:span></text:p>
      <text:p text:style-name="P1">* <text:s text:c="5"/>uvozovky typu 96</text:p>
      <text:p text:style-name="P5"><text:span text:style-name="T1"><text:s text:c="8"/></text:span><text:span text:style-name="T2">uvozovky typu 99</text:span></text:p>
      <text:p text:style-name="P3"/>
      <text:p text:style-name="P5"><text:span text:style-name="T1"><text:s text:c="8"/></text:span><text:span text:style-name="T3">Poměr šířek opticky škálovaného písmene ve velikostech pět a deset bodů je</text:span></text:p>
      <text:p text:style-name="P1">* <text:s text:c="5"/>větší než jedna polovina</text:p>
      <text:p text:style-name="P5"><text:span text:style-name="T1"><text:s text:c="8"/></text:span><text:span text:style-name="T2">menší než jedna polovina</text:span></text:p>
      <text:p text:style-name="P5"><text:span text:style-name="T1"><text:s text:c="8"/></text:span><text:span text:style-name="T2">jedna polovina</text:span></text:p>
      <text:p text:style-name="P1"/>
      <text:p text:style-name="P5"><text:span text:style-name="T4"><text:s text:c="8"/></text:span><text:span text:style-name="T3">Změna vzhledu webové stránky vytvořené v CSS čtenářem</text:span></text:p>
      <text:p text:style-name="P1">* <text:s text:c="5"/>je možná a vhodná</text:p>
      <text:p text:style-name="P5"><text:span text:style-name="T1"><text:s text:c="8"/></text:span><text:span text:style-name="T2">by byla vhodná, ale je nemožná</text:span></text:p>
      <text:p text:style-name="P5"><text:span text:style-name="T1"><text:s text:c="8"/></text:span><text:span text:style-name="T2">je nemožná a také nevhodná</text:span></text:p>
      <text:p text:style-name="P1"/>
      <text:p text:style-name="P6"><text:span text:style-name="T1"><text:s text:c="8"/></text:span><text:span text:style-name="T3">Algoritmus zlomu odstavce v TeXu</text:span></text:p>
      <text:p text:style-name="P5"><text:span text:style-name="T1"><text:s text:c="8"/></text:span><text:span text:style-name="T2">je založen na Liangové práci o přebíjejících vzorech</text:span></text:p>
      <text:p text:style-name="P5"><text:span text:style-name="T1"><text:s text:c="8"/></text:span><text:span text:style-name="T2">používá algoritmu best-fit</text:span></text:p>
      <text:p text:style-name="P1">* <text:s text:c="5"/>je až třikrát opakovaným řešením optimalizační úlohy ekvivalentní nalezení nejkratší cesty v grafu</text:p>
      <text:p text:style-name="P1"/>
      <text:p text:style-name="P5"><text:span text:style-name="T1"><text:s text:c="8"/></text:span><text:span text:style-name="T3">AucTeX je</text:span></text:p>
      <text:p text:style-name="P5"><text:span text:style-name="T1"><text:s text:c="8"/></text:span><text:span text:style-name="T2">pomocný help pro začínající TeXisty</text:span></text:p>
      <text:p text:style-name="P5"><text:span text:style-name="T1"><text:s text:c="8"/></text:span><text:span text:style-name="T2">bezva balík TeXových maker</text:span></text:p>
      <text:p text:style-name="P1">* <text:s text:c="5"/>je integrované prostředí pro snadné editování TeXových a LaTeXových souborů. Je napsán v <text:line-break/> <text:s text:c="7"/>programovacím jazyku (emacs) lisp</text:p>
      <text:p text:style-name="P1"/>
      <text:p text:style-name="P5"><text:span text:style-name="T1"><text:s text:c="8"/></text:span><text:span text:style-name="T3">Mezi digitální formáty písem nepatří</text:span></text:p>
      <text:p text:style-name="P1">* <text:s text:c="5"/>Fontographer</text:p>
      <text:p text:style-name="P5"><text:span text:style-name="T1"><text:s text:c="8"/></text:span><text:span text:style-name="T2">Adobe Type1</text:span></text:p>
      <text:p text:style-name="P5"><text:span text:style-name="T1"><text:s text:c="8"/></text:span><text:span text:style-name="T2">METAFONT</text:span></text:p>
      <text:p text:style-name="P3"><text:s text:c="8"/></text:p>
      <text:p text:style-name="P5"><text:span text:style-name="T1"><text:s text:c="8"/></text:span><text:span text:style-name="T3">DTD je</text:span></text:p>
      <text:p text:style-name="P5"><text:span text:style-name="T1"><text:s text:c="8"/></text:span><text:span text:style-name="T2">definitní typ deskriptoru</text:span></text:p>
      <text:p text:style-name="P5"><text:span text:style-name="T1"><text:s text:c="8"/></text:span><text:span text:style-name="T2">definovatelný typový dokument</text:span></text:p>
      <text:p text:style-name="P1">* <text:s text:c="5"/>gramatika formálního jazyka dokumentů</text:p>
      <text:p text:style-name="P1"/>
      <text:p text:style-name="P5"><text:span text:style-name="T1"><text:s text:c="8"/></text:span><text:span text:style-name="T3">Norma SGML/HTML vznikla primárně pro popis</text:span></text:p>
      <text:p text:style-name="P5"><text:span text:style-name="T1"><text:s text:c="8"/></text:span><text:span text:style-name="T2">designu dokumentů</text:span></text:p>
      <text:p text:style-name="P1">* <text:s text:c="5"/>struktury dokumentů</text:p>
      <text:p text:style-name="P5"><text:span text:style-name="T1"><text:s text:c="8"/></text:span><text:span text:style-name="T2">sazby dokumentů</text:span></text:p>
      <text:p text:style-name="P1"/>
      <text:p text:style-name="P5"><text:span text:style-name="T1"><text:s text:c="8"/></text:span><text:span text:style-name="T3">Který výrok je pravdivý?</text:span></text:p>
      <text:p text:style-name="P1">* <text:s text:c="5"/>WML a WAP mi umožní čtení elektronické pošty na vhodném mobilu</text:p>
      <text:p text:style-name="P5"><text:span text:style-name="T1"><text:s text:c="8"/></text:span><text:span text:style-name="T2">TeX4ht je jedna z distribucí TeXu</text:span></text:p>
      <text:p text:style-name="P5"><text:span text:style-name="T1"><text:s text:c="8"/></text:span><text:span text:style-name="T2">NSGMLS umí validovat dokument libovolné verze HTML a XML, ne však dokumenty jiných DTD</text:span></text:p>
      <text:p text:style-name="P1"/>
      <text:p text:style-name="P5"><text:span text:style-name="T1"><text:s text:c="8"/></text:span><text:span text:style-name="T3">Množina řezů nejčastěji používaných rodin písem Times a Arial má střední výšku</text:span></text:p>
      <text:p text:style-name="P1">* <text:s text:c="5"/>různou</text:p>
      <text:p text:style-name="P5"><text:span text:style-name="T1"><text:s text:c="8"/></text:span><text:span text:style-name="T2">vždy stejnou</text:span></text:p>
      <text:p text:style-name="P1"/>
      <text:p text:style-name="P5"><text:span text:style-name="T1"><text:s text:c="8"/></text:span><text:span text:style-name="T3">Minuskové číslice na účaří</text:span></text:p>
      <text:p text:style-name="P1">* <text:s text:c="5"/>nesedí všechny</text:p>
      <text:p text:style-name="P5"><text:span text:style-name="T1"><text:s text:c="8"/></text:span><text:span text:style-name="T2">sedí vždy</text:span></text:p>
      <text:p text:style-name="P1"/>
      <text:p text:style-name="P5"><text:span text:style-name="T1"><text:s text:c="8"/></text:span><text:span text:style-name="T3">Norma SGML vznikla primárně pro popis</text:span></text:p>
      <text:p text:style-name="P5"><text:span text:style-name="T1"><text:s text:c="8"/></text:span><text:span text:style-name="T2">tisku dokumentů</text:span></text:p>
      <text:p text:style-name="P5"><text:span text:style-name="T1"><text:s text:c="8"/></text:span><text:span text:style-name="T2">designu dokumentů</text:span></text:p>
      <text:p text:style-name="P1">* <text:s text:c="5"/>Žádná z uvedených odpovědí není správná</text:p>
      <text:p text:style-name="P5"><text:span text:style-name="T1"><text:s text:c="8"/></text:span><text:span text:style-name="T2">sazby dokumentů</text:span></text:p>
      <text:p text:style-name="P1"/>
      <text:p text:style-name="P5"><text:span text:style-name="T1"><text:s text:c="8"/></text:span><text:span text:style-name="T3">LaTeX je napsán</text:span></text:p>
      <text:p text:style-name="P5"><text:span text:style-name="T1"><text:s text:c="8"/></text:span><text:span text:style-name="T2">v CWEBu metodou literárního programování</text:span></text:p>
      <text:p text:style-name="P1">* <text:s text:c="5"/>v makrojazyce TeXu s použitím TeXových primitiv</text:p>
      <text:p text:style-name="P5"><text:span text:style-name="T1"><text:s text:c="8"/></text:span><text:span text:style-name="T2">ve WEBu</text:span></text:p>
      <text:p text:style-name="P1"/>
      <text:p text:style-name="P5"><text:span text:style-name="T1"><text:s text:c="8"/></text:span><text:span text:style-name="T3">Který z výroků je pravdivý:</text:span></text:p>
      <text:p text:style-name="P5"><text:span text:style-name="T1"><text:s text:c="8"/></text:span><text:span text:style-name="T2">Angloamerický typografický bod (pt) je větší než Didotův (dd)</text:span></text:p>
      <text:p text:style-name="P5"><text:span text:style-name="T1"><text:s text:c="8"/></text:span><text:span text:style-name="T2">Adobe Acrobat Pro je šikovný volně šířený produkt pro stahování WWW stránek a jejich konverzi do <text:line-break/> <text:s text:c="7"/>PDF</text:span></text:p>
      <text:p text:style-name="P1">* <text:s text:c="5"/>Kuželka je stupeň písma</text:p>
      <text:p text:style-name="P1"/>
      <text:p text:style-name="P6"><text:span text:style-name="T1"><text:s text:c="8"/></text:span><text:span text:style-name="T3">Angloamerický typografický bod je</text:span></text:p>
      <text:p text:style-name="P5"><text:span text:style-name="T1"><text:s text:c="8"/></text:span><text:span text:style-name="T2">větší bod než Didotův</text:span></text:p>
      <text:p text:style-name="P1">* <text:s text:c="5"/>menší bod než Didotův</text:p>
      <text:p text:style-name="P5"><text:span text:style-name="T1"><text:s text:c="8"/></text:span><text:span text:style-name="T2">totéž co Didotův bod</text:span></text:p>
      <text:p text:style-name="P3"><text:s text:c="8"/></text:p>
      <text:p text:style-name="P5"><text:span text:style-name="T1"><text:s text:c="8"/></text:span><text:span text:style-name="T3">Pro sazbu dokumentů typu tohoto individuálního testu je vhodný</text:span></text:p>
      <text:p text:style-name="P5"><text:span text:style-name="T1"><text:s text:c="8"/></text:span><text:span text:style-name="T2">Word</text:span></text:p>
      <text:p text:style-name="P1">* <text:s text:c="5"/>TeX</text:p>
      <text:p text:style-name="P5"><text:span text:style-name="T1"><text:s text:c="8"/></text:span><text:span text:style-name="T2">Žádná z uvedených odpovědí není správná</text:span></text:p>
      <text:p text:style-name="P1"/>
      <text:p text:style-name="P5"><text:span text:style-name="T1"><text:s text:c="8"/></text:span><text:span text:style-name="T3">Nepravá kurzíva</text:span></text:p>
      <text:p text:style-name="P5"><text:span text:style-name="T1"><text:s text:c="8"/></text:span><text:span text:style-name="T2">je speciálně kreslený řez písma</text:span></text:p>
      <text:p text:style-name="P5"><text:span text:style-name="T1"><text:s text:c="8"/></text:span><text:span text:style-name="T2">levým skloněním písma</text:span></text:p>
      <text:p text:style-name="P1">* <text:s text:c="5"/>vznikne lineární transformací ze stojatého písma</text:p>
      <text:p text:style-name="P1"/>
      <text:p text:style-name="P5"><text:span text:style-name="T1"><text:s text:c="8"/></text:span><text:span text:style-name="T3">Pro sazbu rozsahu se v české typografii používá</text:span></text:p>
      <text:p text:style-name="P5"><text:span text:style-name="T1"><text:s text:c="8"/></text:span><text:span text:style-name="T2">rozdělovník</text:span></text:p>
      <text:p text:style-name="P1">* <text:s text:c="5"/>pomlčka</text:p>
      <text:p text:style-name="P5"><text:span text:style-name="T1"><text:s text:c="8"/></text:span><text:span text:style-name="T2">znak mínus</text:span></text:p>
      <text:p text:style-name="P5"><text:span text:style-name="T1"><text:s text:c="8"/></text:span><text:span text:style-name="T2">spojovník</text:span></text:p>
      <text:p text:style-name="P1"/>
      <text:p text:style-name="P5"><text:span text:style-name="T1"><text:s text:c="8"/></text:span><text:span text:style-name="T3">Při přípravě dokumentů je nejdůležitější</text:span></text:p>
      <text:p text:style-name="P5"><text:span text:style-name="T1"><text:s text:c="8"/></text:span><text:span text:style-name="T2">docílit téhož výsledku na obrazovce i na papíře</text:span></text:p>
      <text:p text:style-name="P5"><text:span text:style-name="T1"><text:s text:c="8"/></text:span><text:span text:style-name="T2">použít TeX</text:span></text:p>
      <text:p text:style-name="P1">* <text:s text:c="5"/>tlumočit autorovy myšlenky čtenáři</text:p>
      <text:p text:style-name="P1"/>
      <text:p text:style-name="P5"><text:span text:style-name="T1"><text:s text:c="8"/></text:span><text:span text:style-name="T3">Mezi jazyky pro popis stránky (PDL) nepatří</text:span></text:p>
      <text:p text:style-name="P5"><text:span text:style-name="T1"><text:s text:c="8"/></text:span><text:span text:style-name="T2">PDF</text:span></text:p>
      <text:p text:style-name="P5"><text:span text:style-name="T1"><text:s text:c="8"/></text:span><text:span text:style-name="T2">Postscript Level 3</text:span></text:p>
      <text:p text:style-name="P1">* <text:s text:c="5"/>HTML</text:p>
      <text:p text:style-name="P3"><text:s text:c="8"/></text:p>
      <text:p text:style-name="P5"><text:span text:style-name="T1"><text:s text:c="8"/></text:span><text:span text:style-name="T3">Který z výroků je pravdivý:</text:span></text:p>
      <text:p text:style-name="P5"><text:span text:style-name="T1"><text:s text:c="8"/></text:span><text:span text:style-name="T2">Psutils je jeden z prostředků jak konvertovat bitmapový PS do vektorového PS</text:span></text:p>
      <text:p text:style-name="P1">* <text:s text:c="5"/>Xpdf je open-source prohlížeč dokumentů formátu PDF pod X</text:p>
      <text:p text:style-name="P5"><text:span text:style-name="T1"><text:s text:c="8"/></text:span><text:span text:style-name="T2">Sirotek je jednoslabičný východ odstavce</text:span></text:p>
      <text:p text:style-name="P1"/>
      <text:p text:style-name="P5"><text:span text:style-name="T1"><text:s text:c="8"/></text:span><text:span text:style-name="T3">Zavěsit interpunkci znamená:</text:span></text:p>
      <text:p text:style-name="P5"><text:span text:style-name="T1"><text:s text:c="8"/></text:span><text:span text:style-name="T2">používat „závorkovým způsobem“ uvozovky a interpunkci při sazbě přímé řeči</text:span></text:p>
      <text:p text:style-name="P5"><text:span text:style-name="T1"><text:s text:c="8"/></text:span><text:span text:style-name="T2">dávat špatný proklad mezi interpunkci a slovo</text:span></text:p>
      <text:p text:style-name="P1">* <text:s text:c="5"/>sázet ji podobně jako Gutenberg</text:p>
      <text:p text:style-name="P3"/>
      <text:p text:style-name="P5"><text:span text:style-name="T1"><text:s text:c="8"/></text:span><text:span text:style-name="T3">SGML je obecnější (meta)norma než HTML.</text:span></text:p>
      <text:p text:style-name="P5"><text:span text:style-name="T1"><text:s text:c="8"/></text:span><text:span text:style-name="T2">Tyto značkovací jazyky jsou v obecnosti nesrovnatelné</text:span></text:p>
      <text:p text:style-name="P1">* <text:s text:c="5"/>Ano</text:p>
      <text:p text:style-name="P5"><text:span text:style-name="T1"><text:s text:c="8"/></text:span><text:span text:style-name="T2">Ne</text:span></text:p>
      <text:p text:style-name="P1"/>
      <text:p text:style-name="P5"><text:span text:style-name="T1"><text:s text:c="8"/></text:span><text:span text:style-name="T3">Který z následujících výroků platí:</text:span></text:p>
      <text:p text:style-name="P5"><text:span text:style-name="T1"><text:s text:c="8"/></text:span><text:span text:style-name="T2">PostScript Level 3 je norma ISO pro popis stránky (SPDL)</text:span></text:p>
      <text:p text:style-name="P5"><text:span text:style-name="T1"><text:s text:c="8"/></text:span><text:span text:style-name="T2">Technologie TrueType umožňuje optické škálování písem</text:span></text:p>
      <text:p text:style-name="P5"><text:span text:style-name="T1"><text:s text:c="8"/></text:span><text:span text:style-name="T2">Programy METAFONT a METAPOST nemají velmi podobnou vstupní syntax</text:span></text:p>
      <text:p text:style-name="P1">* <text:s text:c="5"/>Adobe Acrobat 7 umožňuje konverzi HTML do PDF</text:p>
      <text:p text:style-name="P1"/>
      <text:p text:style-name="P5"><text:span text:style-name="T4"><text:s text:c="8"/></text:span><text:span text:style-name="T3">Výška písmene x ve fontu je půlkou kuželky. Obsah obdélníka tvořeného střední dotažnicí, <text:line-break/> <text:s text:c="7"/>účařím a dvěma paralelními linkami vzdálenými čtverčík kolmými na účaří, je</text:span></text:p>
      <text:p text:style-name="P5"><text:span text:style-name="T2">* <text:s text:c="5"/>0,5(em)</text:span><text:span text:style-name="T5">2</text:span></text:p>
      <text:p text:style-name="P5"><text:span text:style-name="T1"><text:s text:c="8"/></text:span><text:span text:style-name="T2">(1ex)</text:span><text:span text:style-name="T5">2</text:span></text:p>
      <text:p text:style-name="P5"><text:span text:style-name="T1"><text:s text:c="8"/></text:span><text:span text:style-name="T2">2ex</text:span></text:p>
      <text:p text:style-name="P6"><text:span text:style-name="T1"><text:s text:c="8"/></text:span><text:span text:style-name="T3">Mezi technologie elektronických dokumentů na WWW nepatří</text:span></text:p>
      <text:p text:style-name="P5"><text:span text:style-name="T1"><text:s text:c="8"/></text:span><text:span text:style-name="T2">DOM</text:span></text:p>
      <text:p text:style-name="P1">* <text:s text:c="5"/>XIM</text:p>
      <text:p text:style-name="P5"><text:span text:style-name="T1"><text:s text:c="8"/></text:span><text:span text:style-name="T2">ASP</text:span></text:p>
      <text:p text:style-name="P1"/>
      <text:p text:style-name="P5"><text:span text:style-name="T1"><text:s text:c="8"/></text:span><text:span text:style-name="T3">Mezi normy ISO související s SGML nepatří</text:span></text:p>
      <text:p text:style-name="P5"><text:span text:style-name="T1"><text:s text:c="8"/></text:span><text:span text:style-name="T2">DSSSL</text:span></text:p>
      <text:p text:style-name="P1">* <text:s text:c="5"/>PostScript</text:p>
      <text:p text:style-name="P5"><text:span text:style-name="T1"><text:s text:c="8"/></text:span><text:span text:style-name="T2">HyTime</text:span></text:p>
      <text:p text:style-name="P1"/>
      <text:p text:style-name="P5"><text:span text:style-name="T1"><text:s text:c="8"/></text:span><text:span text:style-name="T3">Mezi programy umožňující konverzi PostScriptu do PDF patří</text:span></text:p>
      <text:p text:style-name="P1">* <text:s text:c="5"/>ps2pdf z distribuce Ghostscriptu aktuální verze</text:p>
      <text:p text:style-name="P5"><text:span text:style-name="T1"><text:s text:c="8"/></text:span><text:span text:style-name="T2">dvipdfm</text:span></text:p>
      <text:p text:style-name="P5"><text:span text:style-name="T1"><text:s text:c="8"/></text:span><text:span text:style-name="T2">Adobe Reader</text:span></text:p>
      <text:p text:style-name="P1"/>
      <text:p text:style-name="P5"><text:span text:style-name="T1"><text:s text:c="8"/></text:span><text:span text:style-name="T3">V klasické ruční sazbě se nepoužíval proklad</text:span></text:p>
      <text:p text:style-name="P1">* <text:s text:c="5"/>10/9</text:p>
      <text:p text:style-name="P5"><text:span text:style-name="T1"><text:s text:c="8"/></text:span><text:span text:style-name="T2">10/10</text:span></text:p>
      <text:p text:style-name="P5"><text:span text:style-name="T1"><text:s text:c="8"/></text:span><text:span text:style-name="T2">10/12</text:span></text:p>
      <text:p text:style-name="P1"/>
      <text:p text:style-name="P5"><text:span text:style-name="T1"><text:s text:c="8"/></text:span><text:span text:style-name="T3">Mezi současné české typografy a písmáky patří</text:span></text:p>
      <text:p text:style-name="P5"><text:span text:style-name="T1"><text:s text:c="8"/></text:span><text:span text:style-name="T2">Oldřich Neubert</text:span></text:p>
      <text:p text:style-name="P1">* <text:s text:c="5"/>František Štorm</text:p>
      <text:p text:style-name="P5"><text:span text:style-name="T1"><text:s text:c="8"/></text:span><text:span text:style-name="T2">Vojtěch Hlavsa</text:span></text:p>
      <text:p text:style-name="P1"/>
      <text:p text:style-name="P5"><text:span text:style-name="T1"><text:s text:c="8"/></text:span><text:span text:style-name="T3">Které z následujících tvrzení je pravdivé?</text:span></text:p>
      <text:p text:style-name="P1">* <text:s text:c="5"/>NTS je nová implementace sázecího systému v jazyce Java, zpětně kompatibliní v počáteční verzi s <text:line-break/> <text:s text:c="7"/>TeXem</text:p>
      <text:p text:style-name="P5"><text:span text:style-name="T1"><text:s text:c="8"/></text:span><text:span text:style-name="T2">Literární programování se zabývá minimalizací zápisu programu</text:span></text:p>
      <text:p text:style-name="P5"><text:span text:style-name="T1"><text:s text:c="8"/></text:span><text:span text:style-name="T2">Minusky nikdy nepřesahují střední dotažnici</text:span></text:p>
      <text:p text:style-name="P1"/>
      <text:p text:style-name="P5"><text:span text:style-name="T1"><text:s text:c="8"/></text:span><text:span text:style-name="T3">Písma stejné velikosti mají střední výšku</text:span></text:p>
      <text:p text:style-name="P1">* <text:s text:c="5"/>obecně různou</text:p>
      <text:p text:style-name="P5"><text:span text:style-name="T1"><text:s text:c="8"/></text:span><text:span text:style-name="T2">vždy stejnou</text:span></text:p>
      <text:p text:style-name="P5"><text:span text:style-name="T1"><text:s text:c="8"/></text:span><text:span text:style-name="T2">vždy různou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5"><text:span text:style-name="T1"><text:s text:c="8"/></text:span><text:span text:style-name="T2">Design dokumentů není závislý na přenosovém médiu</text:span></text:p>
      <text:p text:style-name="P1">* <text:s text:c="5"/>Klíčem k úspěchu webu je originální obsah</text:p>
      <text:p text:style-name="P5"><text:span text:style-name="T1"><text:s text:c="8"/></text:span><text:span text:style-name="T2">U informačního webu nehraje roli validace (X)HTML a CSS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1">* <text:s text:c="5"/>Hlavním sw-archívem k TeXu je CTAN</text:p>
      <text:p text:style-name="P5"><text:span text:style-name="T1"><text:s text:c="8"/></text:span><text:span text:style-name="T2">Odstavcový optimum-fit zlom s nižší \tolerance je výpočetně náročnější než s vyšší</text:span></text:p>
      <text:p text:style-name="P5"><text:span text:style-name="T1"><text:s text:c="8"/></text:span><text:span text:style-name="T2">TeX potřebuje při překladu bitmapy (.pk soubory) použitých fontů</text:span></text:p>
      <text:p text:style-name="P1"/>
      <text:p text:style-name="P5"><text:span text:style-name="T1"><text:s text:c="8"/></text:span><text:span text:style-name="T3">SGML není</text:span></text:p>
      <text:p text:style-name="P1">* <text:s text:c="5"/>Simple General Meta Language</text:p>
      <text:p text:style-name="P5"><text:span text:style-name="T1"><text:s text:c="8"/></text:span><text:span text:style-name="T2">mezinárodní standard pro popis značkovacích jazyků</text:span></text:p>
      <text:p text:style-name="P5"><text:span text:style-name="T1"><text:s text:c="8"/></text:span><text:span text:style-name="T2">syntaktický metajazyk pro definici tříd dokumentů</text:span></text:p>
      <text:p text:style-name="P1"/>
      <text:p text:style-name="P5"><text:span text:style-name="T1"><text:s text:c="8"/></text:span><text:span text:style-name="T3">TeX je jediný nebo jeden z mála systémů, který dovede lámat odstavce algoritmem</text:span></text:p>
      <text:p text:style-name="P5"><text:span text:style-name="T1"><text:s text:c="8"/></text:span><text:span text:style-name="T2">first-fit</text:span></text:p>
      <text:p text:style-name="P1">* <text:s text:c="5"/>optimum-fit</text:p>
      <text:p text:style-name="P5"><text:span text:style-name="T1"><text:s text:c="8"/></text:span><text:span text:style-name="T2">last-fit</text:span></text:p>
      <text:p text:style-name="P1"/>
      <text:p text:style-name="P6"><text:span text:style-name="T1"><text:s text:c="8"/></text:span><text:span text:style-name="T3">Sazba tisíciřádkového odstavce algoritmem optimum-fit při vysoké toleranci</text:span></text:p>
      <text:p text:style-name="P5"><text:span text:style-name="T1"><text:s text:c="8"/></text:span><text:span text:style-name="T2">je rychlejší než sazba algoritmem first-fit</text:span></text:p>
      <text:p text:style-name="P1">* <text:s text:c="5"/>Žádná z uvedených odpovědí není správná</text:p>
      <text:p text:style-name="P5"><text:span text:style-name="T1"><text:s text:c="8"/></text:span><text:span text:style-name="T2">je rychlejší než sazba algoritmem best-fit</text:span></text:p>
      <text:p text:style-name="P1"/>
      <text:p text:style-name="P5"><text:span text:style-name="T1"><text:s text:c="8"/></text:span><text:span text:style-name="T3">Duktus nepravých kapitálek je</text:span></text:p>
      <text:p text:style-name="P5"><text:span text:style-name="T1"><text:s text:c="8"/></text:span><text:span text:style-name="T2">Silnější než u základního písma</text:span></text:p>
      <text:p text:style-name="P1">* <text:s text:c="5"/>Slabší než u základního písma</text:p>
      <text:p text:style-name="P5"><text:span text:style-name="T1"><text:s text:c="8"/></text:span><text:span text:style-name="T2">Žádná z uvedených odpovědí není správná</text:span></text:p>
      <text:p text:style-name="P5"/>
      <text:p text:style-name="P5"><text:span text:style-name="T1"><text:s text:c="6"/></text:span><text:span text:style-name="T4"><text:s text:c="2"/></text:span><text:span text:style-name="T3">Mezi jazyky pro popis stránky (PDL) nepatří</text:span></text:p>
      <text:p text:style-name="P5"><text:span text:style-name="T1"><text:s text:c="8"/></text:span><text:span text:style-name="T2">PDF</text:span></text:p>
      <text:p text:style-name="P5"><text:span text:style-name="T1"><text:s text:c="8"/></text:span><text:span text:style-name="T2">PostScript Level 3</text:span></text:p>
      <text:p text:style-name="P5"><text:span text:style-name="T1"><text:s text:c="8"/></text:span><text:span text:style-name="T2">PCL</text:span></text:p>
      <text:p text:style-name="P1">* <text:s text:c="5"/>SGML</text:p>
      <text:p text:style-name="P1"/>
      <text:p text:style-name="P5"><text:span text:style-name="T1"><text:s text:c="8"/></text:span><text:span text:style-name="T3">Mezi nejlepší programy pro práci s bitmapovou grafikou patří</text:span></text:p>
      <text:p text:style-name="P5"><text:span text:style-name="T1"><text:s text:c="8"/></text:span><text:span text:style-name="T2">Microsoft Frontpage</text:span></text:p>
      <text:p text:style-name="P1">* <text:s text:c="5"/>Adobe Photoshop</text:p>
      <text:p text:style-name="P5"><text:span text:style-name="T1"><text:s text:c="8"/></text:span><text:span text:style-name="T2">Corel Draw</text:span></text:p>
      <text:p text:style-name="P1"/>
      <text:p text:style-name="P5"><text:span text:style-name="T4"><text:s text:c="8"/></text:span><text:span text:style-name="T3">Mezi prvky logického značení v HTML nepatří</text:span></text:p>
      <text:p text:style-name="P1">* <text:s text:c="5"/>&amp;lt;u&amp;gt;</text:p>
      <text:p text:style-name="P5"><text:span text:style-name="T1"><text:s text:c="8"/></text:span><text:span text:style-name="T2">&amp;lt;h2&amp;gt;</text:span></text:p>
      <text:p text:style-name="P5"><text:span text:style-name="T1"><text:s text:c="8"/></text:span><text:span text:style-name="T2">&amp;lt;li&amp;gt;</text:span></text:p>
      <text:p text:style-name="P1"/>
      <text:p text:style-name="P5"><text:span text:style-name="T1"><text:s text:c="8"/></text:span><text:span text:style-name="T3">Mezi normy ISO související s elektronickou přípravou dokumentů patří</text:span></text:p>
      <text:p text:style-name="P5"><text:span text:style-name="T1"><text:s text:c="8"/></text:span><text:span text:style-name="T2">OPatgen</text:span></text:p>
      <text:p text:style-name="P1">* <text:s text:c="5"/>PDF-X3</text:p>
      <text:p text:style-name="P5"><text:span text:style-name="T1"><text:s text:c="8"/></text:span><text:span text:style-name="T2">TeXML</text:span></text:p>
      <text:p text:style-name="P1"/>
      <text:p text:style-name="P5"><text:span text:style-name="T1"><text:s text:c="8"/></text:span><text:span text:style-name="T3">Sirotek je</text:span></text:p>
      <text:p text:style-name="P5"><text:span text:style-name="T1"><text:s text:c="8"/></text:span><text:span text:style-name="T2">jednoslabičný východ odstavce</text:span></text:p>
      <text:p text:style-name="P1">* <text:s text:c="5"/>východový řádek odstavce na začátku nového sloupce nebo stránky</text:p>
      <text:p text:style-name="P5"><text:span text:style-name="T1"><text:s text:c="8"/></text:span><text:span text:style-name="T2">bezslabičná předložka na konci řádku</text:span></text:p>
      <text:p text:style-name="P1"/>
      <text:p text:style-name="P5"><text:span text:style-name="T1"><text:s text:c="8"/></text:span><text:span text:style-name="T3">Příkaz kpsewhich slouží k:</text:span></text:p>
      <text:p text:style-name="P5"><text:span text:style-name="T1"><text:s text:c="8"/></text:span><text:span text:style-name="T2">sazbě TeXového souboru do dokumentu DVI</text:span></text:p>
      <text:p text:style-name="P1">* <text:s text:c="5"/>nalezení souborů v TeXové distribuci TeX Live</text:p>
      <text:p text:style-name="P5"><text:span text:style-name="T1"><text:s text:c="8"/></text:span><text:span text:style-name="T2">převodu dokumentu DVI na dokument PDF</text:span></text:p>
      <text:p text:style-name="P5"><text:span text:style-name="T1"><text:s text:c="8"/></text:span><text:span text:style-name="T2">spuštění prohlížeče PDF dokumentů</text:span></text:p>
      <text:p text:style-name="P1"/>
      <text:p text:style-name="P5"><text:span text:style-name="T1"><text:s text:c="8"/></text:span><text:span text:style-name="T3">Příkaz dvipdfmx slouží k:</text:span></text:p>
      <text:p text:style-name="P5"><text:span text:style-name="T1"><text:s text:c="8"/></text:span><text:span text:style-name="T2">nalezení souborů v TeXové distribuci TeX Live</text:span></text:p>
      <text:p text:style-name="P5"><text:span text:style-name="T1"><text:s text:c="8"/></text:span><text:span text:style-name="T2">sazbě TeXového souboru do dokumentu DVI</text:span></text:p>
      <text:p text:style-name="P1">* <text:s text:c="5"/>převodu dokumentu DVI na dokument PDF</text:p>
      <text:p text:style-name="P5"><text:span text:style-name="T1"><text:s text:c="8"/></text:span><text:span text:style-name="T2">spuštění prohlížeče PDF dokumentů</text:span></text:p>
      <text:p text:style-name="P1"/>
      <text:p text:style-name="P5"><text:span text:style-name="T1"><text:s text:c="8"/></text:span><text:span text:style-name="T3">Příkaz latex slouží k:</text:span></text:p>
      <text:p text:style-name="P5"><text:span text:style-name="T1"><text:s text:c="8"/></text:span><text:span text:style-name="T2">spuštění prohlížeče PDF dokumentů</text:span></text:p>
      <text:p text:style-name="P1">* <text:s text:c="5"/>sazbě TeXového souboru do dokumentu DVI </text:p>
      <text:p text:style-name="P5"><text:span text:style-name="T1"><text:s text:c="8"/></text:span><text:span text:style-name="T2">nalezení souborů v TeXové distribuci TeX Live</text:span></text:p>
      <text:p text:style-name="P5"><text:span text:style-name="T1"><text:s text:c="8"/></text:span><text:span text:style-name="T2">převodu dokumentu DVI na dokument PDF</text:span></text:p>
      <text:p text:style-name="P3"><text:s/></text:p>
      <text:p text:style-name="P6"><text:span text:style-name="T1"><text:s text:c="8"/></text:span><text:span text:style-name="T3">Který z následujících výroků neplatí:</text:span></text:p>
      <text:p text:style-name="P5"><text:span text:style-name="T1"><text:s text:c="8"/></text:span><text:span text:style-name="T2">Příkaz pro překlad LaTeXového dokumentu pdftexem je pdflatex.</text:span></text:p>
      <text:p text:style-name="P1">* <text:s text:c="5"/>Každý XML dokument používá logické značkování.</text:p>
      <text:p text:style-name="P5"><text:span text:style-name="T1"><text:s text:c="8"/></text:span><text:span text:style-name="T2">LaTeXový dokument sestává z preambule uvedené příkazem \documentclass a těla dokumentu v okolí <text:line-break/> <text:s text:c="7"/>document.</text:span></text:p>
      <text:p text:style-name="P3"><text:s/></text:p>
      <text:p text:style-name="P5"><text:span text:style-name="T1"><text:s text:c="8"/></text:span><text:span text:style-name="T3">O kódování UTF-32 NEplatí:</text:span></text:p>
      <text:p text:style-name="P5"><text:span text:style-name="T1"><text:s text:c="8"/></text:span><text:span text:style-name="T2">reprezentuje libovolný Unicode znak čtyřmi bajty</text:span></text:p>
      <text:p text:style-name="P1">* <text:s text:c="5"/>jedná se o jediné běžně používané Unicode kódování</text:p>
      <text:p text:style-name="P5"><text:span text:style-name="T1"><text:s text:c="8"/></text:span><text:span text:style-name="T2">vyžaduje uvedení znaku Byte Order Mark (BOM) na začátku souboru pro rozlišení použité endianity</text:span></text:p>
      <text:p text:style-name="P1"/>
      <text:p text:style-name="P5"><text:span text:style-name="T1"><text:s text:c="8"/></text:span><text:span text:style-name="T3">Oproti ASCII jednobajtová kódování přinesla:</text:span></text:p>
      <text:p text:style-name="P1">* <text:s text:c="5"/>podporu pro znaky světových abeced</text:p>
      <text:p text:style-name="P5"><text:span text:style-name="T1"><text:s text:c="8"/></text:span><text:span text:style-name="T2">problémy s endianitou</text:span></text:p>
      <text:p text:style-name="P5"><text:span text:style-name="T1"><text:s text:c="8"/></text:span><text:span text:style-name="T2">jednotný způsob reprezentace konce řádku</text:span></text:p>
      <text:p text:style-name="P3"><text:s/></text:p>
      <text:p text:style-name="P5"><text:span text:style-name="T1"><text:s text:c="8"/></text:span><text:span text:style-name="T3">Který z následujících výroků platí:</text:span></text:p>
      <text:p text:style-name="P5"><text:span text:style-name="T1"><text:s text:c="8"/></text:span><text:span text:style-name="T2">TeX je bezva WYSIWYG systém.</text:span></text:p>
      <text:p text:style-name="P5"><text:span text:style-name="T1"><text:s text:c="8"/></text:span><text:span text:style-name="T2">TeXonWeb, Overleaf nebo ShareLaTeX jsou široce používané balíky maker.</text:span></text:p>
      <text:p text:style-name="P1">* <text:s text:c="5"/>IniTeX je verze TeXu schopná zápisu vzorů dělení a makrobalíků jako je LaTeX do souboru, zvaného <text:line-break/> <text:s text:c="7"/>formátový, pro rychlý start překladu dokumentu TeXem.</text:p>
      <text:p text:style-name="P5"><text:span text:style-name="T1"><text:s text:c="8"/></text:span><text:span text:style-name="T2">LaTeX je přirovnáván k závodničce F1, neboť sází nejrychleji.</text:span></text:p>
      <text:p text:style-name="P3"><text:s/></text:p>
      <text:p text:style-name="P5"><text:span text:style-name="T1"><text:s text:c="8"/></text:span><text:span text:style-name="T3">Oproti jednobajtovým kódováním umožňují Unicode kódování:</text:span></text:p>
      <text:p text:style-name="P5"><text:span text:style-name="T1"><text:s text:c="8"/></text:span><text:span text:style-name="T2">reprezentovat jednotlivé znaky menším počtem bajtů, což významně šetří místo na disku</text:span></text:p>
      <text:p text:style-name="P1">* <text:s text:c="5"/>používat znaky různých světových abeced v rámci jednoho textového souboru</text:p>
      <text:p text:style-name="P5"><text:span text:style-name="T1"><text:s text:c="8"/></text:span><text:span text:style-name="T2">zanášet do souborů znak nového řádku, což je revoluční novinka</text:span></text:p>
      <text:p text:style-name="P3"><text:s/></text:p>
      <text:p text:style-name="P5"><text:span text:style-name="T1"><text:s text:c="8"/></text:span><text:span text:style-name="T3">pdfTeX je:</text:span></text:p>
      <text:p text:style-name="P5"><text:span text:style-name="T1"><text:s text:c="8"/></text:span><text:span text:style-name="T2">LaTeXový balíček</text:span></text:p>
      <text:p text:style-name="P1">* <text:s text:c="5"/>program</text:p>
      <text:p text:style-name="P5"><text:span text:style-name="T1"><text:s text:c="8"/></text:span><text:span text:style-name="T2">TeXový formát</text:span></text:p>
      <text:p text:style-name="P3"><text:s/></text:p>
      <text:p text:style-name="P5"><text:span text:style-name="T1"><text:s text:c="8"/></text:span><text:span text:style-name="T3">polyglossia je:</text:span></text:p>
      <text:p text:style-name="P1">* <text:s text:c="5"/>LaTeXový balíček</text:p>
      <text:p text:style-name="P5"><text:span text:style-name="T1"><text:s text:c="8"/></text:span><text:span text:style-name="T2">TeXový formát</text:span></text:p>
      <text:p text:style-name="P5"><text:span text:style-name="T1"><text:s text:c="8"/></text:span><text:span text:style-name="T2">program</text:span></text:p>
      <text:p text:style-name="P3"><text:s text:c="10"/></text:p>
      <text:p text:style-name="P5"><text:span text:style-name="T1"><text:s text:c="8"/></text:span><text:span text:style-name="T3">plain TeX je:</text:span></text:p>
      <text:p text:style-name="P5"><text:span text:style-name="T1"><text:s text:c="8"/></text:span><text:span text:style-name="T2">LaTeXový balíček</text:span></text:p>
      <text:p text:style-name="P1">* <text:s text:c="5"/>TeXový formát</text:p>
      <text:p text:style-name="P5"><text:span text:style-name="T1"><text:s text:c="8"/></text:span><text:span text:style-name="T2">program</text:span></text:p>
      <text:p text:style-name="P1"/>
      <text:p text:style-name="P5"><text:span text:style-name="T1"><text:s text:c="8"/></text:span><text:span text:style-name="T3">Pro jednoznačnou adresaci všech znaků Unicode 8.0 je potřeba alespoň:</text:span></text:p>
      <text:p text:style-name="P5"><text:span text:style-name="T1"><text:s text:c="8"/></text:span><text:span text:style-name="T2">16 bitů.</text:span></text:p>
      <text:p text:style-name="P5"><text:span text:style-name="T1"><text:s text:c="8"/></text:span><text:span text:style-name="T2">32 bitů.</text:span></text:p>
      <text:p text:style-name="P5"><text:span text:style-name="T1"><text:s text:c="8"/></text:span><text:span text:style-name="T2">24 bitů.</text:span></text:p>
      <text:p text:style-name="P1">* <text:s text:c="5"/>21 bitů.</text:p>
      <text:p text:style-name="P1"/>
      <text:p text:style-name="P5"><text:span text:style-name="T1"><text:s text:c="8"/></text:span><text:span text:style-name="T3">Jazyk Cascading Style Sheets (CSS) slouží k:</text:span></text:p>
      <text:p text:style-name="P1">* <text:s text:c="5"/>definici vzhledu</text:p>
      <text:p text:style-name="P5"><text:span text:style-name="T1"><text:s text:c="8"/></text:span><text:span text:style-name="T2">popisu aplikační logiky</text:span></text:p>
      <text:p text:style-name="P5"><text:span text:style-name="T1"><text:s text:c="8"/></text:span><text:span text:style-name="T2">vyznačení struktury</text:span></text:p>
      <text:p text:style-name="P1"/>
      <text:p text:style-name="P6"><text:span text:style-name="T1"><text:s text:c="8"/></text:span><text:span text:style-name="T3">Jazyky HyperText Markup Language (HTML) a eXtensible HyperText Markup Language <text:line-break/> <text:s text:c="7"/>(XHTML) slouží k:</text:span></text:p>
      <text:p text:style-name="P5"><text:span text:style-name="T1"><text:s text:c="8"/></text:span><text:span text:style-name="T2">popisu aplikační logiky</text:span></text:p>
      <text:p text:style-name="P1">* <text:s text:c="5"/>vyznačení struktury</text:p>
      <text:p text:style-name="P5"><text:span text:style-name="T1"><text:s text:c="8"/></text:span><text:span text:style-name="T2">definici vzhledu</text:span></text:p>
      <text:p text:style-name="P3"/>
      <text:p text:style-name="P5"><text:span text:style-name="T1"><text:s text:c="8"/></text:span><text:span text:style-name="T3">Mezi XML jazyky NEpatří:</text:span></text:p>
      <text:p text:style-name="P5"><text:span text:style-name="T1"><text:s text:c="8"/></text:span><text:span text:style-name="T2">XHTML.</text:span></text:p>
      <text:p text:style-name="P1">* <text:s text:c="5"/>JavaScript.</text:p>
      <text:p text:style-name="P5"><text:span text:style-name="T1"><text:s text:c="8"/></text:span><text:span text:style-name="T2">HTML5.</text:span></text:p>
      <text:p text:style-name="P5"><text:span text:style-name="T1"><text:s text:c="8"/></text:span><text:span text:style-name="T2">DocBook.</text:span></text:p>
      <text:p text:style-name="P1"/>
      <text:p text:style-name="P5"><text:span text:style-name="T1"><text:s text:c="8"/></text:span><text:span text:style-name="T3">Mezi XML jazyky NEpatří:</text:span></text:p>
      <text:p text:style-name="P5"><text:span text:style-name="T1"><text:s text:c="8"/></text:span><text:span text:style-name="T2">RDF.</text:span></text:p>
      <text:p text:style-name="P1">* <text:s text:c="5"/>Apache.</text:p>
      <text:p text:style-name="P5"><text:span text:style-name="T1"><text:s text:c="8"/></text:span><text:span text:style-name="T2">XLink.</text:span></text:p>
      <text:p text:style-name="P5"><text:span text:style-name="T1"><text:s text:c="8"/></text:span><text:span text:style-name="T2">MathML.</text:span></text:p>
      <text:p text:style-name="P1"/>
      <text:p text:style-name="P5"><text:span text:style-name="T1"><text:s text:c="8"/></text:span><text:span text:style-name="T3">Výhodou oddělení formy od obsahu NENÍ:</text:span></text:p>
      <text:p text:style-name="P5"><text:span text:style-name="T1"><text:s text:c="8"/></text:span><text:span text:style-name="T2">možnost zadefinovat různé podoby jednoho dokumentu</text:span></text:p>
      <text:p text:style-name="P5"><text:span text:style-name="T1"><text:s text:c="8"/></text:span><text:span text:style-name="T2">konzistentní vzhled napříč dokumentem</text:span></text:p>
      <text:p text:style-name="P1">* <text:s text:c="5"/>vysoká rychlost přípravy jednoduchých dokumentů</text:p>
      <text:p text:style-name="P5"><text:span text:style-name="T1"><text:s text:c="8"/></text:span><text:span text:style-name="T2">možnost extrahovat vyznačené informace z dokumentu</text:span></text:p>
      <text:p text:style-name="P1"/>
      <text:p text:style-name="P5"><text:span text:style-name="T1"><text:s text:c="8"/></text:span><text:span text:style-name="T3">Doporučený počet znaků na řádku je</text:span></text:p>
      <text:p text:style-name="P5"><text:span text:style-name="T1"><text:s text:c="8"/></text:span><text:span text:style-name="T2">libovolný, nehraje to roli.</text:span></text:p>
      <text:p text:style-name="P1">* <text:s text:c="5"/>do 70 znaků u jednosloupcové sazby (u více znaků přichází únava z přechodu na nový řádek).</text:p>
      <text:p text:style-name="P5"><text:span text:style-name="T1"><text:s text:c="8"/></text:span><text:span text:style-name="T2">žádná z uvedených ostatních možností není pravdivá.</text:span></text:p>
      <text:p text:style-name="P5"><text:span text:style-name="T1"><text:s text:c="8"/></text:span><text:span text:style-name="T2">alespoň 60 u dvousloupcové sazby.</text:span></text:p>
      <text:p text:style-name="P1"/>
      <text:p text:style-name="P5"><text:span text:style-name="T1"><text:s text:c="8"/></text:span><text:span text:style-name="T3">Mezi příkazy systému Subversion (SVN) NEpatří:</text:span></text:p>
      <text:p text:style-name="P5"><text:span text:style-name="T1"><text:s text:c="8"/></text:span><text:span text:style-name="T2">svn add pro přidání souboru nebo adresáře mezi sledované.</text:span></text:p>
      <text:p text:style-name="P1">* <text:s text:c="5"/>svn latex pro vysázení dokumentu ve formátu LaTeX.</text:p>
      <text:p text:style-name="P5"><text:span text:style-name="T1"><text:s text:c="8"/></text:span><text:span text:style-name="T2">svn update pro stažení nejnovějších změn v repozitáři.</text:span></text:p>
      <text:p text:style-name="P5"><text:span text:style-name="T1"><text:s text:c="8"/></text:span><text:span text:style-name="T2">svn commit pro zaslání svých úprav do repozitáře.</text:span></text:p>
      <text:p text:style-name="P5"><text:span text:style-name="T1"><text:s text:c="8"/></text:span><text:span text:style-name="T2">svn checkout pro prvotní stažení obsahu repozitáře.</text:span></text:p>
      <text:p text:style-name="P1"/>
      <text:p text:style-name="P5"><text:span text:style-name="T1"><text:s text:c="8"/></text:span><text:span text:style-name="T3">Použití systému Subversion (SVN) pro sledování změn v binárních souborech (souborech <text:line-break/> <text:s text:c="7"/>obsahujících netextová data) je:</text:span></text:p>
      <text:p text:style-name="P1">* <text:s text:c="5"/>možné, ale nepohodlné kvůli omezeným možnostem, jak vyobrazit rozdíly mezi dvěma revizemi <text:line-break/> <text:s text:c="7"/>souboru.</text:p>
      <text:p text:style-name="P5"><text:span text:style-name="T1"><text:s text:c="8"/></text:span><text:span text:style-name="T2">nemožné, protože SVN je určený výhradně pro práci s textovými soubory.</text:span></text:p>
      <text:p text:style-name="P5"><text:span text:style-name="T1"><text:s text:c="8"/></text:span><text:span text:style-name="T2">běžné, protože textové soubory dnes už nikdo nepoužívá.</text:span></text:p>
      <text:p text:style-name="P1"/>
      <text:p text:style-name="P5"><text:span text:style-name="T1"><text:s text:c="8"/></text:span><text:span text:style-name="T3">U designu technických a informačních dokumentů typu závěrečné VŠ práce</text:span></text:p>
      <text:p text:style-name="P5"><text:span text:style-name="T1"><text:s text:c="8"/></text:span><text:span text:style-name="T2">je forma důležitější než obsah.</text:span></text:p>
      <text:p text:style-name="P1">* <text:s text:c="5"/>je obsah primární a ideálně výrazové prostředky nemají čtenáře distrahovat (Printing should be <text:line-break/> <text:s text:c="7"/>invisible).</text:p>
      <text:p text:style-name="P5"><text:span text:style-name="T1"><text:s text:c="8"/></text:span><text:span text:style-name="T2">je nezbytné použít XML v Unicode.</text:span></text:p>
      <text:p text:style-name="P5"><text:span text:style-name="T1"><text:s text:c="8"/></text:span><text:span text:style-name="T2">je třeba použít bezpatkové písmo.</text:span></text:p>
      <text:p text:style-name="P1"/>
      <text:p text:style-name="P5"><text:span text:style-name="T1"><text:s text:c="8"/></text:span><text:span text:style-name="T3">Systém Subversion (SVN) NEumožňuje:</text:span></text:p>
      <text:p text:style-name="P1">* <text:s text:c="5"/>tvorbu nových revizí bez fungujícího připojení k repozitáři.</text:p>
      <text:p text:style-name="P5"><text:span text:style-name="T1"><text:s text:c="8"/></text:span><text:span text:style-name="T2">uchovávání historie změn v dokumentu na centrálním úložišti.</text:span></text:p>
      <text:p text:style-name="P5"><text:span text:style-name="T1"><text:s text:c="8"/></text:span><text:span text:style-name="T2">koordinaci více uživatelů pracujících na jednom dokumentu.</text:span></text:p>
      <text:p text:style-name="P5"><text:span text:style-name="T1"><text:s text:c="8"/></text:span><text:span text:style-name="T2">správu verzí textových dokumentů.</text:span></text:p>
      <text:p text:style-name="P1"/>
      <text:p text:style-name="P6"><text:span text:style-name="T1"><text:s text:c="8"/></text:span><text:span text:style-name="T3">Platí, že:</text:span></text:p>
      <text:p text:style-name="P5"><text:span text:style-name="T1"><text:s text:c="8"/></text:span><text:span text:style-name="T2">Dobře utvořený XML dokument splňuje omezení konkrétního XML jazyka a zároveň je validní.</text:span></text:p>
      <text:p text:style-name="P1">* <text:s text:c="5"/>Validní XML dokument splňuje omezení konkrétního XML jazyka a zároveň je dobře utvořený.</text:p>
      <text:p text:style-name="P5"><text:span text:style-name="T1"><text:s text:c="8"/></text:span><text:span text:style-name="T2">Validní XML dokument nesplňuje XML syntax, ale je dobře utvořený.</text:span></text:p>
      <text:p text:style-name="P5"><text:span text:style-name="T1"><text:s text:c="8"/></text:span><text:span text:style-name="T2">Dobře utvořený XML dokument splňuje XML syntax a zároveň je validní.</text:span></text:p>
      <text:p text:style-name="P1"/>
      <text:p text:style-name="P5"><text:span text:style-name="T1"><text:s text:c="8"/></text:span><text:span text:style-name="T3">Které z tvrzení NEní pravdivé</text:span></text:p>
      <text:p text:style-name="P5"><text:span text:style-name="T1"><text:s text:c="8"/></text:span><text:span text:style-name="T2">CSS pravidlo se skládá ze selektoru a deklarace.</text:span></text:p>
      <text:p text:style-name="P1">* <text:s text:c="5"/>Nejvyšší váhu pravidel má implicitně uživatel.</text:p>
      <text:p text:style-name="P5"><text:span text:style-name="T1"><text:s text:c="8"/></text:span><text:span text:style-name="T2">V CSS si mohu zvolit zda při čtení stránek preferuji mužský nebo ženský hlas.</text:span></text:p>
      <text:p text:style-name="P1"/>
      <text:p text:style-name="P5"><text:span text:style-name="T1"><text:s text:c="8"/></text:span><text:span text:style-name="T3">Prolínání dvou elementů (&lt;a&gt;&lt;b&gt;&lt;/a&gt;&lt;/b&gt;) je v XML dokumentu prohřeškem vůči:</text:span></text:p>
      <text:p text:style-name="P1">* <text:s text:c="5"/>dobré utvořenosti (well-formedness)</text:p>
      <text:p text:style-name="P5"><text:span text:style-name="T1"><text:s text:c="8"/></text:span><text:span text:style-name="T2">lidské čitelnosti</text:span></text:p>
      <text:p text:style-name="P5"><text:span text:style-name="T1"><text:s text:c="8"/></text:span><text:span text:style-name="T2">validitě</text:span></text:p>
      <text:p text:style-name="P1"/>
      <text:p text:style-name="P5"><text:span text:style-name="T4"><text:s text:c="8"/></text:span><text:span text:style-name="T3">Moderní prohlížeče jsou schopny uživatelsky přívětivým způsobem zobrazit XML dokumenty, <text:line-break/> <text:s text:c="7"/>které ve svém záhlaví odkazují:</text:span></text:p>
      <text:p text:style-name="P5"><text:span text:style-name="T1"><text:s text:c="8"/></text:span><text:span text:style-name="T2">deklaraci v jazyce DTD (Document Type Definition)</text:span></text:p>
      <text:p text:style-name="P5"><text:span text:style-name="T1"><text:s text:c="8"/></text:span><text:span text:style-name="T2">webové stránky předmětu PB029</text:span></text:p>
      <text:p text:style-name="P1">* <text:s text:c="5"/>stylopis v jazyce CSS (Cascading Style Sheets)</text:p>
      <text:p text:style-name="P5"><text:span text:style-name="T1"><text:s text:c="8"/></text:span><text:span text:style-name="T2">program v jazyce JavaScript</text:span></text:p>
      <text:p text:style-name="P1"/>
      <text:p text:style-name="P5"><text:span text:style-name="T1"><text:s text:c="8"/></text:span><text:span text:style-name="T3">Dogma Worth World Wide Web je</text:span></text:p>
      <text:p text:style-name="P5"><text:span text:style-name="T1"><text:s text:c="8"/></text:span><text:span text:style-name="T2">nová sekta neuznávající nic než HTML5.</text:span></text:p>
      <text:p text:style-name="P1">* <text:s text:c="5"/>sada pravidel a postupů zajišťující všeobecně přístupné, bezbariérové a přehledné dokumenty.</text:p>
      <text:p text:style-name="P5"><text:span text:style-name="T1"><text:s text:c="8"/></text:span><text:span text:style-name="T2">jeden ze stylopisových jazyků pro HTML.</text:span></text:p>
      <text:p text:style-name="P1"/>
      <text:p text:style-name="P5"><text:span text:style-name="T1"><text:s text:c="8"/></text:span><text:span text:style-name="T3">Mezi výhody balíku biblatex a programů bibtex a biber oproti ruční přípravě seznamu literatury <text:line-break/> <text:s text:c="7"/>pomocí prostředí thebibliography NEpatří:</text:span></text:p>
      <text:p text:style-name="P1">* <text:s text:c="5"/>menší počet potřebných překladů dokumentu</text:p>
      <text:p text:style-name="P5"><text:span text:style-name="T1"><text:s text:c="8"/></text:span><text:span text:style-name="T2">automatické řazení bibliografických záznamů</text:span></text:p>
      <text:p text:style-name="P5"><text:span text:style-name="T1"><text:s text:c="8"/></text:span><text:span text:style-name="T2">schopnost přesadit seznam literatury podle libovolného stylu</text:span></text:p>
      <text:p text:style-name="P1"/>
      <text:p text:style-name="P5"><text:span text:style-name="T1"><text:s text:c="8"/></text:span><text:span text:style-name="T3">Které z níže uvedených tvrzení je pravdivé</text:span></text:p>
      <text:p text:style-name="P5"><text:span text:style-name="T1"><text:s text:c="8"/></text:span><text:span text:style-name="T2">METAFONT i TeX je hodně portabilní a bezpečný protože je naprogramován v Javě.</text:span></text:p>
      <text:p text:style-name="P5"><text:span text:style-name="T1"><text:s text:c="8"/></text:span><text:span text:style-name="T2">TeX je hodně rozšířený neboť jeho propagaci hradí GNU Foundation.</text:span></text:p>
      <text:p text:style-name="P5"><text:span text:style-name="T1"><text:s text:c="8"/></text:span><text:span text:style-name="T2">ideální počet řádků na stránce knihy je 42, to již věděl Gutenberg a proto vysadil 42řádkovou bibli.</text:span></text:p>
      <text:p text:style-name="P1">* <text:s text:c="5"/>dopravní podnik města Brna již v roce založení FI sázel harmonogram jízd a tabulky na zastávkách <text:line-break/> <text:s text:c="7"/>fontem, který navrhl a implementoval první čestný doktor FI MU.</text:p>
      <text:p text:style-name="P1"/>
      <text:p text:style-name="P5"><text:span text:style-name="T1"><text:s text:c="8"/></text:span><text:span text:style-name="T3">Verzálky a minusky jsou</text:span></text:p>
      <text:p text:style-name="P1">* <text:s text:c="5"/>názvy velkých a malých písmenek.</text:p>
      <text:p text:style-name="P5"><text:span text:style-name="T1"><text:s text:c="8"/></text:span><text:span text:style-name="T2">názvy velkých (dnešních) a malých (skákavých, historických) číslic.</text:span></text:p>
      <text:p text:style-name="P5"><text:span text:style-name="T1"><text:s text:c="8"/></text:span><text:span text:style-name="T2">názvy jednotek písma ve Francii a Anglii.</text:span></text:p>
      <text:p text:style-name="P5"><text:span text:style-name="T1"><text:s text:c="8"/></text:span><text:span text:style-name="T2">názvy rodin antických a renesančních fontů.</text:span></text:p>
      <text:p text:style-name="P1"/>
      <text:p text:style-name="P5"><text:span text:style-name="T1"><text:s text:c="8"/></text:span><text:span text:style-name="T3">Mezi nástroje pro sazbu bibliografie v LaTeXu nepatří:</text:span></text:p>
      <text:p text:style-name="P5"><text:span text:style-name="T1"><text:s text:c="8"/></text:span><text:span text:style-name="T2">program biber</text:span></text:p>
      <text:p text:style-name="P5"><text:span text:style-name="T1"><text:s text:c="8"/></text:span><text:span text:style-name="T2">prostředí thebibliography</text:span></text:p>
      <text:p text:style-name="P5"><text:span text:style-name="T1"><text:s text:c="8"/></text:span><text:span text:style-name="T2">program bibtex</text:span></text:p>
      <text:p text:style-name="P5"><text:span text:style-name="T1"><text:s text:c="8"/></text:span><text:span text:style-name="T2">balíček biblatex</text:span></text:p>
      <text:p text:style-name="P1">* <text:s text:c="5"/>program make</text:p>
      <text:p text:style-name="P1"/>
      <text:p text:style-name="P6"><text:span text:style-name="T1"><text:s text:c="8"/></text:span><text:span text:style-name="T3">Střední výška písma Times a Helvetica je</text:span></text:p>
      <text:p text:style-name="P1">* <text:s text:c="5"/>různá u všech řezů.</text:p>
      <text:p text:style-name="P5"><text:span text:style-name="T1"><text:s text:c="8"/></text:span><text:span text:style-name="T2">různá jen u některých řezů.</text:span></text:p>
      <text:p text:style-name="P5"><text:span text:style-name="T1"><text:s text:c="8"/></text:span><text:span text:style-name="T2">vždy stejná.</text:span></text:p>
      <text:p text:style-name="P5"><text:span text:style-name="T2"><text:line-break/></text:span><text:span text:style-name="T4"> <text:s text:c="7"/></text:span><text:span text:style-name="T3">Znak mínus docílíme v LaTeXu</text:span></text:p>
      <text:p text:style-name="P5"><text:span text:style-name="T1"><text:s text:c="8"/></text:span><text:span text:style-name="T2">pomocí -.</text:span></text:p>
      <text:p text:style-name="P5"><text:span text:style-name="T1"><text:s text:c="8"/></text:span><text:span text:style-name="T2">pomocí .</text:span></text:p>
      <text:p text:style-name="P1">* <text:s text:c="5"/>pomocí $-$.</text:p>
      <text:p text:style-name="P5"><text:span text:style-name="T1"><text:s text:c="8"/></text:span><text:span text:style-name="T2">pouze jinak.</text:span></text:p>
      <text:p text:style-name="P5"><text:span text:style-name="T1"><text:s text:c="8"/></text:span><text:span text:style-name="T2">pomocí -.</text:span></text:p>
      <text:p text:style-name="P1"/>
      <text:p text:style-name="P5"><text:span text:style-name="T4"><text:s text:c="8"/></text:span><text:span text:style-name="T3">\'{\i} vysadí v LaTeXu</text:span></text:p>
      <text:p text:style-name="P5"><text:span text:style-name="T1"><text:s text:c="8"/></text:span><text:span text:style-name="T2">uvozovky kolem i.</text:span></text:p>
      <text:p text:style-name="P5"><text:span text:style-name="T1"><text:s text:c="8"/></text:span><text:span text:style-name="T2">i s tečkou a čárkou.</text:span></text:p>
      <text:p text:style-name="P5"><text:span text:style-name="T1"><text:s text:c="8"/></text:span><text:span text:style-name="T2">nic bez chybového hlášení.</text:span></text:p>
      <text:p text:style-name="P5"><text:span text:style-name="T1"><text:s text:c="8"/></text:span><text:span text:style-name="T2">nic s chybovým hlášením.</text:span></text:p>
      <text:p text:style-name="P1">* <text:s text:c="5"/>minusku í.</text:p>
      <text:p text:style-name="P1"/>
      <text:p text:style-name="P5"><text:span text:style-name="T4"><text:s text:c="8"/></text:span><text:span text:style-name="T3">Příkaz \makeindex v té podobě, v jaké jej definuje balíček makeidx (který je součástí </text:span></text:p>
      <text:p text:style-name="P5"><text:span text:style-name="T4"><text:s text:c="8"/></text:span><text:span text:style-name="T3">LaTeXového jádra), NEzpůsobí:</text:span></text:p>
      <text:p text:style-name="P1">* <text:s text:c="5"/>vložení zdrojového kódu rejstříku ze souboru IND do dokumentu</text:p>
      <text:p text:style-name="P5"><text:span text:style-name="T1"><text:s text:c="8"/></text:span><text:span text:style-name="T2">definici makra \index pro zápis položek rejstříku do souboru IDX</text:span></text:p>
      <text:p text:style-name="P5"><text:span text:style-name="T1"><text:s text:c="8"/></text:span><text:span text:style-name="T2">vytvoření souboru IDX</text:span></text:p>
      <text:p text:style-name="P1"/>
      <text:p text:style-name="P5"><text:span text:style-name="T1"><text:s text:c="8"/></text:span><text:span text:style-name="T3">Dvojici programů makeindex, texindy ve vztahu k schopnosti manipulace s textem odpovídá <text:line-break/> <text:s text:c="7"/>následující dvojice programů:</text:span></text:p>
      <text:p text:style-name="P1">* <text:s text:c="5"/>bibtex, biber</text:p>
      <text:p text:style-name="P5"><text:span text:style-name="T1"><text:s text:c="8"/></text:span><text:span text:style-name="T2">xetex, luatex</text:span></text:p>
      <text:p text:style-name="P5"><text:span text:style-name="T1"><text:s text:c="8"/></text:span><text:span text:style-name="T2">svn, git</text:span></text:p>
      <text:p text:style-name="P5"><text:span text:style-name="T1"><text:s text:c="8"/></text:span><text:span text:style-name="T2">make, vlna</text:span></text:p>
      <text:p text:style-name="P1"/>
      <text:p text:style-name="P5"><text:span text:style-name="T1"><text:s text:c="8"/></text:span><text:span text:style-name="T3">TeX při sazbě k obrysům a tvarům jednotlivých znaků</text:span></text:p>
      <text:p text:style-name="P1">* <text:s text:c="5"/>nepřihlíží.</text:p>
      <text:p text:style-name="P5"><text:span text:style-name="T1"><text:s text:c="8"/></text:span><text:span text:style-name="T2">přihlíží.</text:span></text:p>
      <text:p text:style-name="P1"/>
      <text:p text:style-name="P5"><text:span text:style-name="T1"><text:s text:c="8"/></text:span><text:span text:style-name="T3">O Metafontu NEplatí:</text:span></text:p>
      <text:p text:style-name="P5"><text:span text:style-name="T1"><text:s text:c="8"/></text:span><text:span text:style-name="T2">Před samotným použitím v dokumentu jsou metafontové soubory převedeny na bitmapy.</text:span></text:p>
      <text:p text:style-name="P5"><text:span text:style-name="T1"><text:s text:c="8"/></text:span><text:span text:style-name="T2">Lze jej použít pro tvorbu vektorových obrázků.</text:span></text:p>
      <text:p text:style-name="P1">* <text:s text:c="5"/>V rámci Metafontu lze používat prostředky TeXu, např. pro sazbu matematiky.</text:p>
      <text:p text:style-name="P5"><text:span text:style-name="T1"><text:s text:c="8"/></text:span><text:span text:style-name="T2">Jedná se o jazyk pro tvorbu fontů.</text:span></text:p>
      <text:p text:style-name="P1"/>
      <text:p text:style-name="P5"><text:span text:style-name="T4"><text:s text:c="8"/></text:span><text:span text:style-name="T3">Balík graphicx NElze použít pro vložení:</text:span></text:p>
      <text:p text:style-name="P5"><text:span text:style-name="T1"><text:s text:c="8"/></text:span><text:span text:style-name="T2">výstupu programu MetaPost</text:span></text:p>
      <text:p text:style-name="P5"><text:span text:style-name="T1"><text:s text:c="8"/></text:span><text:span text:style-name="T2">bitmapové grafiky</text:span></text:p>
      <text:p text:style-name="P1">* <text:s text:c="5"/>výstupu programu Metafont</text:p>
      <text:p text:style-name="P5"><text:span text:style-name="T1"><text:s text:c="8"/></text:span><text:span text:style-name="T2">vektorové grafiky</text:span></text:p>
      <text:p text:style-name="P1"/>
      <text:p text:style-name="P5"><text:span text:style-name="T1"><text:s text:c="8"/></text:span><text:span text:style-name="T3">Pro TeXové primitivum \include NEplatí:</text:span></text:p>
      <text:p text:style-name="P5"><text:span text:style-name="T1"><text:s text:c="8"/></text:span><text:span text:style-name="T2">Slouží k vložení obsahu souborů do aktuálního dokumentu.</text:span></text:p>
      <text:p text:style-name="P5"><text:span text:style-name="T1"><text:s text:c="8"/></text:span><text:span text:style-name="T2">Při vynucení vložení pouze některých souborů pomocí příkazu \includeonly zachovává ve zbytku <text:line-break/> <text:s text:c="7"/>dokumentu správná čísla stránek a sekcí.</text:span></text:p>
      <text:p text:style-name="P1">* <text:s text:c="5"/>Před a za vloženým souborem neprovede stránkový zlom.</text:p>
      <text:p text:style-name="P1"/>
      <text:p text:style-name="P6"><text:span text:style-name="T1"><text:s text:c="8"/></text:span><text:span text:style-name="T3">Statická a dynamická antikva se liší</text:span></text:p>
      <text:p text:style-name="P5"><text:span text:style-name="T1"><text:s text:c="8"/></text:span><text:span text:style-name="T2">patkami.</text:span></text:p>
      <text:p text:style-name="P1">* <text:s text:c="5"/>sklonem osy souměrnosti znaků.</text:p>
      <text:p text:style-name="P5"><text:span text:style-name="T1"><text:s text:c="8"/></text:span><text:span text:style-name="T2">duktem.</text:span></text:p>
      <text:p text:style-name="P5"><text:span text:style-name="T1"><text:s text:c="8"/></text:span><text:span text:style-name="T2">velikostí.</text:span></text:p>
      <text:p text:style-name="P5"><text:span text:style-name="T1"><text:s text:c="8"/></text:span><text:span text:style-name="T2">dynamikou rychlosti četby.</text:span></text:p>
      <text:p text:style-name="P4"/>
      <text:p text:style-name="P5"><text:span text:style-name="T4"><text:s text:c="8"/></text:span><text:span text:style-name="T3">Adobe InDesign NEimplementuje následující funkci HZ-programu:</text:span></text:p>
      <text:p text:style-name="P5"><text:span text:style-name="T1"><text:s text:c="8"/></text:span><text:span text:style-name="T2">roztahování znaků</text:span></text:p>
      <text:p text:style-name="P5"><text:span text:style-name="T1"><text:s text:c="8"/></text:span><text:span text:style-name="T2">optický kerning</text:span></text:p>
      <text:p text:style-name="P5"><text:span text:style-name="T1"><text:s text:c="8"/></text:span><text:span text:style-name="T2">zavěšování interpunkce</text:span></text:p>
      <text:p text:style-name="P1">* <text:s text:c="5"/>Implementuje všechny uvedené.</text:p>
      <text:p text:style-name="P1"/>
      <text:p text:style-name="P5"><text:span text:style-name="T1"><text:s text:c="8"/></text:span><text:span text:style-name="T3">TeXové kompilátory PdfTeX a LuaTeX NEimplementují následující funkci HZ-programu:</text:span></text:p>
      <text:p text:style-name="P5"><text:span text:style-name="T1"><text:s text:c="8"/></text:span><text:span text:style-name="T2">Implementují všechny uvedené.</text:span></text:p>
      <text:p text:style-name="P5"><text:span text:style-name="T1"><text:s text:c="8"/></text:span><text:span text:style-name="T2">roztahování znaků</text:span></text:p>
      <text:p text:style-name="P1">* <text:s text:c="5"/>optický kerning</text:p>
      <text:p text:style-name="P5"><text:span text:style-name="T1"><text:s text:c="8"/></text:span><text:span text:style-name="T2">zavěšování interpunkce</text:span></text:p>
      <text:p text:style-name="P1"/>
      <text:p text:style-name="P5"><text:span text:style-name="T1"><text:s text:c="8"/></text:span><text:span text:style-name="T3">Který výrok je pravdivý:</text:span></text:p>
      <text:p text:style-name="P5"><text:span text:style-name="T1"><text:s text:c="8"/></text:span><text:span text:style-name="T2">Optimální první a druhý průchod zlomu odstavce TeXu je NP-úplný problém.</text:span></text:p>
      <text:p text:style-name="P1">* <text:s text:c="5"/>Zvyšováním roztažitelnosti mezislovních mezer ve třetím průchodu zlomu odstavce lze minimalizovat <text:line-break/> <text:s text:c="7"/>přetečené řádky (overfull boxes).</text:p>
      <text:p text:style-name="P5"><text:span text:style-name="T1"><text:s text:c="8"/></text:span><text:span text:style-name="T2">Best-fit algoritmus optimalizuje nejlepší zlom v rámci celého odstavce.</text:span></text:p>
      <text:p text:style-name="P5"><text:span text:style-name="T1"><text:s text:c="8"/></text:span><text:span text:style-name="T2">Žádný z uvedených výroků není pravdivý.</text:span></text:p>
      <text:p text:style-name="P1"/>
      <text:p text:style-name="P5"><text:span text:style-name="T1"><text:s text:c="8"/></text:span><text:span text:style-name="T3">\tolerance je</text:span></text:p>
      <text:p text:style-name="P5"><text:span text:style-name="T1"><text:s text:c="8"/></text:span><text:span text:style-name="T2">míra tolerance sazeče k rozděleným slovům.</text:span></text:p>
      <text:p text:style-name="P5"><text:span text:style-name="T1"><text:s text:c="8"/></text:span><text:span text:style-name="T2">maximální poměr ještě tolerovatelného poměru roztažení resp. stažení řádku v&amp;odstavci.</text:span></text:p>
      <text:p text:style-name="P1">* <text:s text:c="5"/>míra ještě povolené škaredosti odstavce s již rozdělenými slovy (druhý a další průchod zlomu odstavce).</text:p>
      <text:p text:style-name="P5"><text:span text:style-name="T1"><text:s text:c="8"/></text:span><text:span text:style-name="T2">nic z uvedeného.</text:span></text:p>
      <text:p text:style-name="P1"/>
      <text:p text:style-name="P5"><text:span text:style-name="T1"><text:s text:c="8"/></text:span><text:span text:style-name="T3">Jednou z ústředních komponent programu GIMP je</text:span></text:p>
      <text:p text:style-name="P5"><text:span text:style-name="T1"><text:s text:c="8"/></text:span><text:span text:style-name="T2">panel nastavení výplně a obrysu jednotlivých tvarů.</text:span></text:p>
      <text:p text:style-name="P1">* <text:s text:c="5"/>panel vrstev, který umožňuje výsledek sestavovat jako koláž.</text:p>
      <text:p text:style-name="P5"><text:span text:style-name="T1"><text:s text:c="8"/></text:span><text:span text:style-name="T2">správce stylů, který umožňuje definici logických značek.</text:span></text:p>
      <text:p text:style-name="P1"/>
      <text:p text:style-name="P5"><text:span text:style-name="T1"><text:s text:c="8"/></text:span><text:span text:style-name="T3">Kód ASCII NEobsahuje:</text:span></text:p>
      <text:p text:style-name="P1">* <text:s text:c="5"/>čínské logogramy</text:p>
      <text:p text:style-name="P5"><text:span text:style-name="T1"><text:s text:c="8"/></text:span><text:span text:style-name="T2">číslice</text:span></text:p>
      <text:p text:style-name="P5"><text:span text:style-name="T1"><text:s text:c="8"/></text:span><text:span text:style-name="T2">anglickou abecedu</text:span></text:p>
      <text:p text:style-name="P5"><text:span text:style-name="T1"><text:s text:c="8"/></text:span><text:span text:style-name="T2">diakritiku</text:span></text:p>
      <text:p text:style-name="P1"/>
      <text:p text:style-name="P5"><text:span text:style-name="T4"><text:s text:c="8"/></text:span><text:span text:style-name="T3">Který z následujících seznamů neobsahuje entity stejné kategorie:</text:span></text:p>
      <text:p text:style-name="P5"><text:span text:style-name="T1"><text:s text:c="8"/></text:span><text:span text:style-name="T2">latex, context, plain[tex]</text:span></text:p>
      <text:p text:style-name="P5"><text:span text:style-name="T1"><text:s text:c="8"/></text:span><text:span text:style-name="T2">pdftex, xetex, luatex, tex</text:span></text:p>
      <text:p text:style-name="P1">* <text:s text:c="5"/>opmac, pdfetex, pdflatex</text:p>
      <text:p text:style-name="P1"/>
      <text:p text:style-name="P5"><text:span text:style-name="T1"><text:s text:c="8"/></text:span><text:span text:style-name="T3">Endianita označuje:</text:span></text:p>
      <text:p text:style-name="P5"><text:span text:style-name="T1"><text:s text:c="8"/></text:span><text:span text:style-name="T2">algoritmus pro rozpoznání použitého kódování textu</text:span></text:p>
      <text:p text:style-name="P1">* <text:s text:c="5"/>pořadí bajtů při kódování vícebajtových celých čísel</text:p>
      <text:p text:style-name="P5"><text:span text:style-name="T1"><text:s text:c="8"/></text:span><text:span text:style-name="T2">sadu znaků konce řádku, které má sazeč k dispozici</text:span></text:p>
      <text:p text:style-name="P1"/>
      <text:p text:style-name="P6"><text:span text:style-name="T1"><text:s text:c="8"/></text:span><text:span text:style-name="T3">Pro znak konce řádku platí:</text:span></text:p>
      <text:p text:style-name="P1">* <text:s text:c="5"/>jeho různé reprezentace mohou v aplikacích působit problémy</text:p>
      <text:p text:style-name="P5"><text:span text:style-name="T1"><text:s text:c="8"/></text:span><text:span text:style-name="T2">kóduje se ve všech operačních systémech stejně</text:span></text:p>
      <text:p text:style-name="P5"><text:span text:style-name="T1"><text:s text:c="8"/></text:span><text:span text:style-name="T2">poprvé se objevil s příchodem jednobajtových kódování</text:span></text:p>
      <text:p text:style-name="P5"><text:span text:style-name="T1"><text:s text:c="8"/></text:span><text:span text:style-name="T2">při přípravě textových souborů se nepoužívá</text:span></text:p>
      <text:p text:style-name="P1"/>
      <text:p text:style-name="P5"><text:span text:style-name="T1"><text:s text:c="8"/></text:span><text:span text:style-name="T3">eTeX je:</text:span></text:p>
      <text:p text:style-name="P5"><text:span text:style-name="T1"><text:s text:c="8"/></text:span><text:span text:style-name="T2">TeXový formát</text:span></text:p>
      <text:p text:style-name="P1">* <text:s text:c="5"/>program</text:p>
      <text:p text:style-name="P5"><text:span text:style-name="T1"><text:s text:c="8"/></text:span><text:span text:style-name="T2">LaTeXový balíček</text:span></text:p>
      <text:p text:style-name="P1"/>
      <text:p text:style-name="P5"><text:span text:style-name="T1"><text:s text:c="8"/></text:span><text:span text:style-name="T3">vlna je:</text:span></text:p>
      <text:p text:style-name="P1">* <text:s text:c="5"/>program</text:p>
      <text:p text:style-name="P5"><text:span text:style-name="T1"><text:s text:c="8"/></text:span><text:span text:style-name="T2">LaTeXový balíček</text:span></text:p>
      <text:p text:style-name="P5"><text:span text:style-name="T1"><text:s text:c="8"/></text:span><text:span text:style-name="T2">TeXový formát</text:span></text:p>
      <text:p text:style-name="P1"/>
      <text:p text:style-name="P5"><text:span text:style-name="T1"><text:s text:c="8"/></text:span><text:span text:style-name="T3">Který z následujících výroků NEplatí:</text:span></text:p>
      <text:p text:style-name="P5"><text:span text:style-name="T1"><text:s text:c="8"/></text:span><text:span text:style-name="T2">Každý Unicode text lze zapsat v UTF-7 kódování.</text:span></text:p>
      <text:p text:style-name="P5"><text:span text:style-name="T1"><text:s text:c="8"/></text:span><text:span text:style-name="T2">Pojem validace je silnější než dobrá strukturovanost.</text:span></text:p>
      <text:p text:style-name="P5"><text:span text:style-name="T1"><text:s text:c="8"/></text:span><text:span text:style-name="T2">Pro reprezentaci českých textů postačí kódování ISO-Latin2.</text:span></text:p>
      <text:p text:style-name="P1">* <text:s text:c="5"/>XML je zpětně kompatibilní s ASCII.</text:p>
      <text:p text:style-name="P1"/>
      <text:p text:style-name="P5"><text:span text:style-name="T4"><text:s text:c="8"/></text:span><text:span text:style-name="T3">TeX je:</text:span></text:p>
      <text:p text:style-name="P5"><text:span text:style-name="T1"><text:s text:c="8"/></text:span><text:span text:style-name="T2">LaTeXový balíček</text:span></text:p>
      <text:p text:style-name="P1">* <text:s text:c="5"/>program</text:p>
      <text:p text:style-name="P5"><text:span text:style-name="T1"><text:s text:c="8"/></text:span><text:span text:style-name="T2">TeXový formát</text:span></text:p>
      <text:p text:style-name="P1"/>
      <text:p text:style-name="P5"><text:span text:style-name="T1"><text:s text:c="8"/></text:span><text:span text:style-name="T3">Který z následujících formalismů neslouží k definici XML jazyka:</text:span></text:p>
      <text:p text:style-name="P5"><text:span text:style-name="T1"><text:s text:c="8"/></text:span><text:span text:style-name="T2">XML Schema.</text:span></text:p>
      <text:p text:style-name="P5"><text:span text:style-name="T1"><text:s text:c="8"/></text:span><text:span text:style-name="T2">Relax NG.</text:span></text:p>
      <text:p text:style-name="P1">* <text:s text:c="5"/>SPDL.</text:p>
      <text:p text:style-name="P5"><text:span text:style-name="T1"><text:s text:c="8"/></text:span><text:span text:style-name="T2">DTD.</text:span></text:p>
      <text:p text:style-name="P1"/>
      <text:p text:style-name="P5"><text:span text:style-name="T1"><text:s text:c="8"/></text:span><text:span text:style-name="T3">jQuery je:</text:span></text:p>
      <text:p text:style-name="P1">* <text:s text:c="5"/>JavaScriptová knihovna, která uživatele odstiňuje od rozhraní DOM</text:p>
      <text:p text:style-name="P5"><text:span text:style-name="T1"><text:s text:c="8"/></text:span><text:span text:style-name="T2">programovací jazyk, který lze používat namísto jazyka JavaScript</text:span></text:p>
      <text:p text:style-name="P5"><text:span text:style-name="T1"><text:s text:c="8"/></text:span><text:span text:style-name="T2">jazyk pro definici vzhledu HTML a XHTML dokumentů</text:span></text:p>
      <text:p text:style-name="P1"/>
      <text:p text:style-name="P5"><text:span text:style-name="T1"><text:s text:c="8"/></text:span><text:span text:style-name="T3">Jazyk JavaScript slouží k:</text:span></text:p>
      <text:p text:style-name="P5"><text:span text:style-name="T1"><text:s text:c="8"/></text:span><text:span text:style-name="T2">vyznačení struktury</text:span></text:p>
      <text:p text:style-name="P1">* <text:s text:c="5"/>popisu aplikační logiky</text:p>
      <text:p text:style-name="P5"><text:span text:style-name="T1"><text:s text:c="8"/></text:span><text:span text:style-name="T2">definici vzhledu</text:span></text:p>
      <text:p text:style-name="P1"/>
      <text:p text:style-name="P5"><text:span text:style-name="T1"><text:s text:c="8"/></text:span><text:span text:style-name="T3">Pro rozhraní Document Object Model (DOM) NEplatí:</text:span></text:p>
      <text:p text:style-name="P1">* <text:s text:c="5"/>jedná se o součást jazyků ECMAScript a JavaScript</text:p>
      <text:p text:style-name="P5"><text:span text:style-name="T1"><text:s text:c="8"/></text:span><text:span text:style-name="T2">slouží k procházení a změny stromu HTML nebo XML dokumentu</text:span></text:p>
      <text:p text:style-name="P5"><text:span text:style-name="T1"><text:s text:c="8"/></text:span><text:span text:style-name="T2">umožňuje detekci událostí, jako je kliknutí myši nebo změna velikosti okna</text:span></text:p>
      <text:p text:style-name="P1"/>
      <text:p text:style-name="P5"><text:span text:style-name="T1"><text:s text:c="8"/></text:span><text:span text:style-name="T3">Výhodou XML oproti LaTeXu jako autorský značkovací jazyk je:</text:span></text:p>
      <text:p text:style-name="P5"><text:span text:style-name="T1"><text:s text:c="8"/></text:span><text:span text:style-name="T2">delší historický vývoj.</text:span></text:p>
      <text:p text:style-name="P1">* <text:s text:c="5"/>algoritmické vynucení struktury, a značkování.</text:p>
      <text:p text:style-name="P5"><text:span text:style-name="T1"><text:s text:c="8"/></text:span><text:span text:style-name="T2">snadnost editace a snáze zavedení autorských preferencí zápisu.</text:span></text:p>
      <text:p text:style-name="P1"/>
      <text:p text:style-name="P6"><text:span text:style-name="T1"><text:s text:c="8"/></text:span><text:span text:style-name="T3">Design dokumentu testujeme:</text:span></text:p>
      <text:p text:style-name="P1">* <text:s text:c="5"/>na maketě stejné velikosti a parametrů a vyrobené stejnou cestou jak navrhuje design a jak dokument <text:line-break/> <text:s text:c="7"/>uvidí čtenář.</text:p>
      <text:p text:style-name="P5"><text:span text:style-name="T1"><text:s text:c="8"/></text:span><text:span text:style-name="T2">na obrazovce co největšího monitoru s co největším rozlišením.</text:span></text:p>
      <text:p text:style-name="P5"><text:span text:style-name="T1"><text:s text:c="8"/></text:span><text:span text:style-name="T2">na smartphonech (stačí na iPhone a nejnovějších Samsunzích), zda to bude ještě čitelné.</text:span></text:p>
      <text:p text:style-name="P5"><text:span text:style-name="T1"><text:s text:c="8"/></text:span><text:span text:style-name="T2">tak, že v něm vysadíme text Lorem ipsum...</text:span></text:p>
      <text:p text:style-name="P1"/>
      <text:p text:style-name="P5"><text:span text:style-name="T1"><text:s text:c="8"/></text:span><text:span text:style-name="T3">Etapa designu dokumentu</text:span></text:p>
      <text:p text:style-name="P5"><text:span text:style-name="T1"><text:s text:c="8"/></text:span><text:span text:style-name="T2">musí být autorem řešena vždy se vystudovaným a certifikovaným grafikem.</text:span></text:p>
      <text:p text:style-name="P5"><text:span text:style-name="T1"><text:s text:c="8"/></text:span><text:span text:style-name="T2">nic z uvedených ostatních možností není správně.</text:span></text:p>
      <text:p text:style-name="P5"><text:span text:style-name="T1"><text:s text:c="8"/></text:span><text:span text:style-name="T2">je nejdražší a nejdůležitější etapa přípravy dokumentu.</text:span></text:p>
      <text:p text:style-name="P1">* <text:s text:c="5"/>je nezastupitelná, ale často absentující etapa na cestě od autora ke čtenáři.</text:p>
      <text:p text:style-name="P4"/>
      <text:p text:style-name="P5"><text:span text:style-name="T4"><text:s text:c="8"/></text:span><text:span text:style-name="T3">Při sazbě dokumentu, který obsahuje bibliografii generovanou programem bibtex:</text:span></text:p>
      <text:p text:style-name="P5"><text:span text:style-name="T1"><text:s text:c="8"/></text:span><text:span text:style-name="T2">jsou zapotřebí dva překlady. Při prvním překladu dojde k vysázení bibliografie a k poznamenání značek<text:line-break/> <text:s text:c="7"/>návěští v AUX souboru. Při druhém překladu dojde k vysázení značek návěští v samotném dokumentu. </text:span></text:p>
      <text:p text:style-name="P5"><text:span text:style-name="T1"><text:s text:c="8"/></text:span><text:span text:style-name="T2">stačí pouze jeden překlad. Cenou za toto pohodlí je nutnost manuálně zajistit formátování <text:line-break/> <text:s text:c="7"/>bibliografických záznamů.</text:span></text:p>
      <text:p text:style-name="P5"><text:span text:style-name="T1"><text:s text:c="8"/></text:span><text:span text:style-name="T2">jsou zapotřebí dva překlady. Při prvním překladu dojde k poznamenání použitých návěští v BCF <text:line-break/> <text:s text:c="7"/>souboru. Při druhém překladu dojde k vysázení bibliografie a zároveň značek návěští v samotném <text:line-break/> <text:s text:c="7"/>dokumentu.</text:span></text:p>
      <text:p text:style-name="P1">* <text:s text:c="5"/>jsou zapotřebí tři překlady. Při prvním překladu dojde k poznamenání použitých návěští v AUX <text:line-break/> <text:s text:c="7"/>souboru. Při druhém překladu dojde k vysázení bibliografie a k poznamenání značek návěští v AUX <text:line-break/> <text:s text:c="7"/>souboru. Při třetím překladu dojde k vysázení značek návěští v samotném dokumentu.</text:p>
      <text:p text:style-name="P1"/>
      <text:p text:style-name="P5"><text:span text:style-name="T1"><text:s text:c="8"/></text:span><text:span text:style-name="T3">Příkaz \nocite pro uvedení necitovaných záznamů v seznamu literatury má smysl použít pro:</text:span></text:p>
      <text:p text:style-name="P5"><text:span text:style-name="T1"><text:s text:c="8"/></text:span><text:span text:style-name="T2">uvedení děl, ze kterých jsme převzali část textu bez citace</text:span></text:p>
      <text:p text:style-name="P5"><text:span text:style-name="T1"><text:s text:c="8"/></text:span><text:span text:style-name="T2">uvedení děl, ze kterých jsme parafrázovali část textu bez citace </text:span></text:p>
      <text:p text:style-name="P1">* <text:s text:c="5"/>uvedení děl, která se týkají probíraného tématu</text:p>
      <text:p text:style-name="P1"/>
      <text:p text:style-name="P5"><text:span text:style-name="T1"><text:s text:c="8"/></text:span><text:span text:style-name="T3">Který z principů NEmusí každý sázecí systém umožňovat</text:span></text:p>
      <text:p text:style-name="P1">* <text:s text:c="5"/>WYSIWYG.</text:p>
      <text:p text:style-name="P5"><text:span text:style-name="T1"><text:s text:c="8"/></text:span><text:span text:style-name="T2">výstup by měl být nezávislý na výstupním zařízení.</text:span></text:p>
      <text:p text:style-name="P5"><text:span text:style-name="T1"><text:s text:c="8"/></text:span><text:span text:style-name="T2">slova dělená v závoslosti na jazyce.</text:span></text:p>
      <text:p text:style-name="P5"><text:span text:style-name="T1"><text:s text:c="8"/></text:span><text:span text:style-name="T2">mít koncept roztažitelné ale nedělitelné mezery.</text:span></text:p>
      <text:p text:style-name="P1"/>
      <text:p text:style-name="P5"><text:span text:style-name="T1"><text:s text:c="8"/></text:span><text:span text:style-name="T3">Mezi české typografy a písmáky NEpatří</text:span></text:p>
      <text:p text:style-name="P1">* <text:s text:c="5"/>Václav Mucha.</text:p>
      <text:p text:style-name="P5"><text:span text:style-name="T1"><text:s text:c="8"/></text:span><text:span text:style-name="T2">Vojtěch Preissig.</text:span></text:p>
      <text:p text:style-name="P5"><text:span text:style-name="T1"><text:s text:c="8"/></text:span><text:span text:style-name="T2">Oldřich Hlavsa.</text:span></text:p>
      <text:p text:style-name="P3"><text:s/></text:p>
      <text:p text:style-name="P5"><text:span text:style-name="T4"><text:s text:c="8"/></text:span><text:span text:style-name="T3">Příkaz $1_-+^{\$}$ v LaTeXu chybu</text:span></text:p>
      <text:p text:style-name="P1">* <text:s text:c="5"/>nezahlásí</text:p>
      <text:p text:style-name="P5"><text:span text:style-name="T1"><text:s text:c="8"/></text:span><text:span text:style-name="T2">zahlásí</text:span></text:p>
      <text:p text:style-name="P1"/>
      <text:p text:style-name="P5"><text:span text:style-name="T4"><text:s text:c="8"/></text:span><text:span text:style-name="T3">Který z následujících výroků je NEpravdivý?</text:span></text:p>
      <text:p text:style-name="P1">* <text:s text:c="5"/>Zlom stránek generovaný TeXem není stejný pro všechny typy výstupních zařízení</text:p>
      <text:p text:style-name="P5"><text:span text:style-name="T1"><text:s text:c="8"/></text:span><text:span text:style-name="T2">Ghostview umožnuje zobrazovat PS i PDF dokumenty včetně antialiasingu fontů</text:span></text:p>
      <text:p text:style-name="P5"><text:span text:style-name="T1"><text:s text:c="8"/></text:span><text:span text:style-name="T2">Program psbook je součástí balíku psutils</text:span></text:p>
      <text:p text:style-name="P1"/>
      <text:p text:style-name="P5"><text:span text:style-name="T4"><text:s text:c="8"/></text:span><text:span text:style-name="T3">Činnost TeXu se popisuje jako souhra několika procesorů. Který sem nepatří?</text:span></text:p>
      <text:p text:style-name="P5"><text:span text:style-name="T1"><text:s text:c="8"/></text:span><text:span text:style-name="T2">Expand procesor</text:span></text:p>
      <text:p text:style-name="P5"><text:span text:style-name="T1"><text:s text:c="8"/></text:span><text:span text:style-name="T2">Token procesor</text:span></text:p>
      <text:p text:style-name="P1">* <text:s text:c="5"/>Kernel procesor</text:p>
      <text:p text:style-name="P1"/>
      <text:p text:style-name="P6"><text:span text:style-name="T4"><text:s text:c="8"/></text:span><text:span text:style-name="T3">Mezi známé české typografy a písmáky NEpatří</text:span></text:p>
      <text:p text:style-name="P1">* <text:s text:c="5"/>František Winkler</text:p>
      <text:p text:style-name="P5"><text:span text:style-name="T1"><text:s text:c="8"/></text:span><text:span text:style-name="T2">Vojtěch Preissig</text:span></text:p>
      <text:p text:style-name="P5"><text:span text:style-name="T1"><text:s text:c="8"/></text:span><text:span text:style-name="T2">František Štorm</text:span></text:p>
      <text:p text:style-name="P1"/>
      <text:p text:style-name="P5"><text:span text:style-name="T1"><text:s text:c="8"/></text:span><text:span text:style-name="T3">Grotesk je</text:span></text:p>
      <text:p text:style-name="P5"><text:span text:style-name="T1"><text:s text:c="8"/></text:span><text:span text:style-name="T2">dynamická antikva serifová</text:span></text:p>
      <text:p text:style-name="P5"><text:span text:style-name="T1"><text:s text:c="8"/></text:span><text:span text:style-name="T2">přechodová antikva</text:span></text:p>
      <text:p text:style-name="P5"><text:span text:style-name="T1"><text:s text:c="8"/></text:span><text:span text:style-name="T2">dynamická egyptienka</text:span></text:p>
      <text:p text:style-name="P1">* <text:s text:c="5"/>lineární bezserifové statické písmo</text:p>
      <text:p text:style-name="P3"/>
      <text:p text:style-name="P5"><text:span text:style-name="T1"><text:s text:c="8"/></text:span><text:span text:style-name="T3">Které z následujících tvrzení je pravdivé?</text:span></text:p>
      <text:p text:style-name="P5"><text:span text:style-name="T1"><text:s text:c="8"/></text:span><text:span text:style-name="T2">PDF je zásobníkový, na zařízení nezávislý PDL jazyk</text:span></text:p>
      <text:p text:style-name="P5"><text:span text:style-name="T1"><text:s text:c="8"/></text:span><text:span text:style-name="T2">Standardem pro formát obrázků ve světě pre-press je formát GIF</text:span></text:p>
      <text:p text:style-name="P1">* <text:s text:c="5"/>TeX je ideální nástroj pro databázové publikování</text:p>
      <text:p text:style-name="P1"/>
      <text:p text:style-name="P5"><text:span text:style-name="T4"><text:s text:c="8"/></text:span><text:span text:style-name="T3">METAFONT je napsán</text:span></text:p>
      <text:p text:style-name="P5"><text:span text:style-name="T1"><text:s text:c="8"/></text:span><text:span text:style-name="T2">ve speciálně navrženém makrojazyce</text:span></text:p>
      <text:p text:style-name="P5"><text:span text:style-name="T1"><text:s text:c="8"/></text:span><text:span text:style-name="T2">v CWEBu metodou LP</text:span></text:p>
      <text:p text:style-name="P1">* <text:s text:c="5"/>v jazyce WEB</text:p>
      <text:p text:style-name="P1"/>
      <text:p text:style-name="P5"><text:span text:style-name="T4"><text:s text:c="8"/></text:span><text:span text:style-name="T3">Pro sazbu dokumentu určeného pro čtení na obrazovce je z uvedených možností nejvhodnější</text:span></text:p>
      <text:p text:style-name="P5"><text:span text:style-name="T1"><text:s text:c="8"/></text:span><text:span text:style-name="T2">Computer Modern Roman font</text:span></text:p>
      <text:p text:style-name="P5"><text:span text:style-name="T1"><text:s text:c="8"/></text:span><text:span text:style-name="T2">jakákoliv antikva</text:span></text:p>
      <text:p text:style-name="P1">* <text:s text:c="5"/>Helvetica</text:p>
      <text:p text:style-name="P1"/>
      <text:p text:style-name="P5"><text:span text:style-name="T4"><text:s text:c="8"/></text:span><text:span text:style-name="T3">Optické škálování je</text:span></text:p>
      <text:p text:style-name="P1">* <text:s text:c="5"/>změna kresby písma v závislosti na kuželce písma</text:p>
      <text:p text:style-name="P5"><text:span text:style-name="T1"><text:s text:c="8"/></text:span><text:span text:style-name="T2">technologie designu založená na nastavení poměru bílého místa na stránce v poměru malých celých <text:line-break/> <text:s text:c="7"/>čísel</text:span></text:p>
      <text:p text:style-name="P5"><text:span text:style-name="T1"><text:s text:c="8"/></text:span><text:span text:style-name="T2">technika zlomu odstavce použitá v TeXu</text:span></text:p>
      <text:p text:style-name="P1"/>
      <text:p text:style-name="P5"><text:span text:style-name="T4"><text:s text:c="8"/></text:span><text:span text:style-name="T3">Kuželka je</text:span></text:p>
      <text:p text:style-name="P1">* <text:s text:c="5"/>stupeň písma</text:p>
      <text:p text:style-name="P5"><text:span text:style-name="T1"><text:s text:c="8"/></text:span><text:span text:style-name="T2">střední výška písma</text:span></text:p>
      <text:p text:style-name="P5"><text:span text:style-name="T1"><text:s text:c="8"/></text:span><text:span text:style-name="T2">světlá výška písma</text:span></text:p>
      <text:p text:style-name="P1"/>
      <text:p text:style-name="P5"><text:span text:style-name="T4"><text:s text:c="8"/></text:span><text:span text:style-name="T3">Který z následujících výroků je pravdivý?</text:span></text:p>
      <text:p text:style-name="P1">* <text:s text:c="5"/>Odstavcový optimum-fit algoritmus v TeXu se zvýšením kladné hodnoty \tolerance může zpomalit</text:p>
      <text:p text:style-name="P5"><text:span text:style-name="T1"><text:s text:c="8"/></text:span><text:span text:style-name="T2">TeX potřebuje při překladu bitmapy (.pk soubory) použitých fontů</text:span></text:p>
      <text:p text:style-name="P5"><text:span text:style-name="T1"><text:s text:c="8"/></text:span><text:span text:style-name="T2">Hlavním sw-archívem k TeXu je CPAN</text:span></text:p>
      <text:p text:style-name="P1"/>
      <text:p text:style-name="P5"><text:span text:style-name="T4"><text:s text:c="8"/></text:span><text:span text:style-name="T3">Mezi jazyky pro popis stránky nepatří</text:span></text:p>
      <text:p text:style-name="P1">* <text:s text:c="5"/>SMIL</text:p>
      <text:p text:style-name="P5"><text:span text:style-name="T1"><text:s text:c="8"/></text:span><text:span text:style-name="T2">PDF</text:span></text:p>
      <text:p text:style-name="P5"><text:span text:style-name="T1"><text:s text:c="8"/></text:span><text:span text:style-name="T2">SPDL</text:span></text:p>
      <text:p text:style-name="P1"/>
      <text:p text:style-name="P5"><text:span text:style-name="T4"><text:s text:c="8"/></text:span><text:span text:style-name="T3">Hermann Zapf je</text:span></text:p>
      <text:p text:style-name="P1">* <text:s text:c="5"/>současný typograf spolupracující s DEK</text:p>
      <text:p text:style-name="P5"><text:span text:style-name="T1"><text:s text:c="8"/></text:span><text:span text:style-name="T2">V minulém století žijící návrhář nejrozšířenějšího písma Times</text:span></text:p>
      <text:p text:style-name="P5"><text:span text:style-name="T1"><text:s text:c="8"/></text:span><text:span text:style-name="T2">Autor GML</text:span></text:p>
      <text:p text:style-name="P1"/>
      <text:p text:style-name="P5"><text:span text:style-name="T4"><text:s text:c="8"/></text:span><text:span text:style-name="T3">Odstavec je sázen s prokladem 9/12dd fontem střední výšky 6dd, má tři řádky a neobsahuje <text:line-break/> <text:s text:c="7"/>parchanty. Vzdálenost účaří východového řádku a střední dotažnice úvodního řádku odstavce je</text:span></text:p>
      <text:p text:style-name="P5"><text:span text:style-name="T1"><text:s text:c="8"/></text:span><text:span text:style-name="T2">Žádná z uvedených odpovědí není správná</text:span></text:p>
      <text:p text:style-name="P1">* <text:s text:c="5"/>30dd</text:p>
      <text:p text:style-name="P5"><text:span text:style-name="T1"><text:s text:c="8"/></text:span><text:span text:style-name="T2">24dd</text:span></text:p>
      <text:p text:style-name="P6"><text:span text:style-name="T4"><text:s text:c="8"/></text:span><text:span text:style-name="T3">Který výrok je pravdivý?</text:span></text:p>
      <text:p text:style-name="P1">* <text:s text:c="5"/>LaTeX není proprietární jazyk AMS</text:p>
      <text:p text:style-name="P5"><text:span text:style-name="T1"><text:s text:c="8"/></text:span><text:span text:style-name="T2">TeX4ht je jedna z distribucí TeXu</text:span></text:p>
      <text:p text:style-name="P5"><text:span text:style-name="T1"><text:s text:c="8"/></text:span><text:span text:style-name="T2">NSGMLS umí validovat dokument libovolné verze HTML a XML, ne však dokumenty jiných DTD</text:span></text:p>
      <text:p text:style-name="P1"/>
      <text:p text:style-name="P5"><text:span text:style-name="T1"><text:s text:c="8"/></text:span><text:span text:style-name="T3">OPatGen je</text:span></text:p>
      <text:p text:style-name="P1">* <text:s text:c="5"/>Nová implementace programu pro generování vzorů dělení slov</text:p>
      <text:p text:style-name="P5"><text:span text:style-name="T1"><text:s text:c="8"/></text:span><text:span text:style-name="T2">Modul hz-programu firmy URW</text:span></text:p>
      <text:p text:style-name="P5"><text:span text:style-name="T1"><text:s text:c="8"/></text:span><text:span text:style-name="T2">Nový algoritmus generování a odstraňování řek použitý v InDesignu</text:span></text:p>
      <text:p text:style-name="P1"/>
      <text:p text:style-name="P5"><text:span text:style-name="T4"><text:s text:c="8"/></text:span><text:span text:style-name="T3">Které z tvrzení platí:</text:span></text:p>
      <text:p text:style-name="P5"><text:span text:style-name="T1"><text:s text:c="8"/></text:span><text:span text:style-name="T2">Algoritmus zlomu odstavce TeXu má tři průchody: first-fit, last-fit a optimum-fit</text:span></text:p>
      <text:p text:style-name="P5"><text:span text:style-name="T1"><text:s text:c="8"/></text:span><text:span text:style-name="T2">Nalezení zlomu řádků odstavce je možno převést na problém nalezení hamiltonovské cesty v grafu</text:span></text:p>
      <text:p text:style-name="P1">* <text:s text:c="5"/>TeX je jediný nebo jeden z mála systémů, který dovede lámat odstavce algoritmem optimum-fit</text:p>
      <text:p text:style-name="P1"/>
      <text:p text:style-name="P5"><text:span text:style-name="T1"><text:s text:c="8"/></text:span><text:span text:style-name="T3">LyX je</text:span></text:p>
      <text:p text:style-name="P5"><text:span text:style-name="T1"><text:s text:c="8"/></text:span><text:span text:style-name="T2">postava z řecké mytologie nemající souvislost s naším předmětem</text:span></text:p>
      <text:p text:style-name="P5"><text:span text:style-name="T1"><text:s text:c="8"/></text:span><text:span text:style-name="T2">volně šiřitelný XML/HTML/WML editor</text:span></text:p>
      <text:p text:style-name="P1">* <text:s text:c="5"/>pseudo-WYSIWYG pro TeX</text:p>
      <text:p text:style-name="P1"/>
      <text:p text:style-name="P5"><text:span text:style-name="T4"><text:s text:c="8"/></text:span><text:span text:style-name="T3">Činnost TeXu se popisuje jako souhra několika procesorů. Který sem nepatří?</text:span></text:p>
      <text:p text:style-name="P5"><text:span text:style-name="T1"><text:s text:c="8"/></text:span><text:span text:style-name="T2">Expand procesor</text:span></text:p>
      <text:p text:style-name="P5"><text:span text:style-name="T1"><text:s text:c="8"/></text:span><text:span text:style-name="T2">Input procesor</text:span></text:p>
      <text:p text:style-name="P1">* <text:s text:c="5"/>DVI procesor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1">* <text:s text:c="5"/>Optický proklad je způsob algoritmické náhrady chybějících nebo špatných kerningových párů v <text:line-break/> <text:s text:c="7"/>metrice fontu</text:p>
      <text:p text:style-name="P5"><text:span text:style-name="T1"><text:s text:c="8"/></text:span><text:span text:style-name="T2">Styly LaTeXu lze před vystavením validovat</text:span></text:p>
      <text:p text:style-name="P5"><text:span text:style-name="T1"><text:s text:c="8"/></text:span><text:span text:style-name="T2">Frekvenčně modulovaný rastr je výpočetně méně náročný než autotypický</text:span></text:p>
      <text:p text:style-name="P1"/>
      <text:p text:style-name="P5"><text:span text:style-name="T1"><text:s text:c="8"/></text:span><text:span text:style-name="T3">Mezi tiskové techniky nepatří</text:span></text:p>
      <text:p text:style-name="P1">* <text:s text:c="5"/>Print-on-the-Fly tisk</text:p>
      <text:p text:style-name="P5"><text:span text:style-name="T1"><text:s text:c="8"/></text:span><text:span text:style-name="T2">tisk z výšky, flexotisk</text:span></text:p>
      <text:p text:style-name="P5"><text:span text:style-name="T1"><text:s text:c="8"/></text:span><text:span text:style-name="T2">ofset</text:span></text:p>
      <text:p text:style-name="P1"/>
      <text:p text:style-name="P5"><text:span text:style-name="T4"><text:s text:c="8"/></text:span><text:span text:style-name="T3">Mezi prvky logického značení v LaTeXu nepatří</text:span></text:p>
      <text:p text:style-name="P1">* <text:s text:c="5"/>příkaz \vspace</text:p>
      <text:p text:style-name="P5"><text:span text:style-name="T1"><text:s text:c="8"/></text:span><text:span text:style-name="T2">příkaz \title</text:span></text:p>
      <text:p text:style-name="P5"><text:span text:style-name="T1"><text:s text:c="8"/></text:span><text:span text:style-name="T2">okolí abstract</text:span></text:p>
      <text:p text:style-name="P1"/>
      <text:p text:style-name="P5"><text:span text:style-name="T1"><text:s text:c="8"/></text:span><text:span text:style-name="T3">Písma stejné velikosti mají vzdálenost horní a dolní dotažnice</text:span></text:p>
      <text:p text:style-name="P1">* <text:s text:c="5"/>obecně různou</text:p>
      <text:p text:style-name="P5"><text:span text:style-name="T1"><text:s text:c="8"/></text:span><text:span text:style-name="T2">vždy stejnou</text:span></text:p>
      <text:p text:style-name="P5"><text:span text:style-name="T1"><text:s text:c="8"/></text:span><text:span text:style-name="T2">vždy různou</text:span></text:p>
      <text:p text:style-name="P1"/>
      <text:p text:style-name="P5"><text:span text:style-name="T1"><text:s text:c="8"/></text:span><text:span text:style-name="T3">Pro sazbu dokumentu určeného pro čtení na obrazovce je nejvhodnější</text:span></text:p>
      <text:p text:style-name="P5"><text:span text:style-name="T1"><text:s text:c="8"/></text:span><text:span text:style-name="T2">strojopisné písmo</text:span></text:p>
      <text:p text:style-name="P1">* <text:s text:c="5"/>jakýkoliv grotesk</text:p>
      <text:p text:style-name="P5"><text:span text:style-name="T1"><text:s text:c="8"/></text:span><text:span text:style-name="T2">jakákoliv antikva</text:span></text:p>
      <text:p text:style-name="P3"/>
      <text:p text:style-name="P5"><text:span text:style-name="T1"><text:s text:c="8"/></text:span><text:span text:style-name="T3">Mezi prvky logického značení v HTML nepatří</text:span></text:p>
      <text:p text:style-name="P5"><text:span text:style-name="T1"><text:s text:c="8"/></text:span><text:span text:style-name="T2">&amp;lt;head&amp;gt;</text:span></text:p>
      <text:p text:style-name="P1">* <text:s text:c="5"/>&amp;lt;tt&amp;gt;</text:p>
      <text:p text:style-name="P5"><text:span text:style-name="T1"><text:s text:c="8"/></text:span><text:span text:style-name="T2">&amp;lt;body&amp;gt;</text:span></text:p>
      <text:p text:style-name="P1"/>
      <text:p text:style-name="P6"><text:span text:style-name="T1"><text:s text:c="8"/></text:span><text:span text:style-name="T3">Mezi principielní prvky designu technických dokumentů nepatří</text:span></text:p>
      <text:p text:style-name="P1">* <text:s text:c="5"/>maximální využití navrhované dvoustrany</text:p>
      <text:p text:style-name="P5"><text:span text:style-name="T1"><text:s text:c="8"/></text:span><text:span text:style-name="T2">jednotnost</text:span></text:p>
      <text:p text:style-name="P5"><text:span text:style-name="T1"><text:s text:c="8"/></text:span><text:span text:style-name="T2">struktura textu</text:span></text:p>
      <text:p text:style-name="P1"/>
      <text:p text:style-name="P5"><text:span text:style-name="T1"><text:s text:c="8"/></text:span><text:span text:style-name="T3">Maximalistických výsledků lze v typografii dosáhnout jen</text:span></text:p>
      <text:p text:style-name="P1">* <text:s text:c="5"/>ručně</text:p>
      <text:p text:style-name="P5"><text:span text:style-name="T1"><text:s text:c="8"/></text:span><text:span text:style-name="T2">QuarkXpressem</text:span></text:p>
      <text:p text:style-name="P5"><text:span text:style-name="T1"><text:s text:c="8"/></text:span><text:span text:style-name="T2">TeXem</text:span></text:p>
      <text:p text:style-name="P1"/>
      <text:p text:style-name="P5"><text:span text:style-name="T1"><text:s text:c="8"/></text:span><text:span text:style-name="T3">Poměr šířek opticky škálovaného písmene ve velikostech deset a dvacet bodů je</text:span></text:p>
      <text:p text:style-name="P5"><text:span text:style-name="T1"><text:s text:c="8"/></text:span><text:span text:style-name="T2">menší než jedna polovina</text:span></text:p>
      <text:p text:style-name="P1">* <text:s text:c="5"/>větší než jedna polovina</text:p>
      <text:p text:style-name="P5"><text:span text:style-name="T1"><text:s text:c="8"/></text:span><text:span text:style-name="T2">jedna polovina</text:span></text:p>
      <text:p text:style-name="P1"/>
      <text:p text:style-name="P5"><text:span text:style-name="T1"><text:s text:c="8"/></text:span><text:span text:style-name="T3">Který z následujících výroků je pravdivý?</text:span></text:p>
      <text:p text:style-name="P1">* <text:s text:c="5"/>Klíčem k úspěchu webu je originální obsah</text:p>
      <text:p text:style-name="P5"><text:span text:style-name="T1"><text:s text:c="8"/></text:span><text:span text:style-name="T2">Weave je program pro konverzi .web souborů do Pascalu</text:span></text:p>
      <text:p text:style-name="P5"><text:span text:style-name="T1"><text:s text:c="8"/></text:span><text:span text:style-name="T2">Obrázky ve formátu SVG dnes umí přímo zpracovat všechny verze TeXu: cslatex, pdfcslatex, tex i <text:line-break/> <text:s text:c="7"/>cstex</text:span></text:p>
      <text:p text:style-name="P1"/>
      <text:p text:style-name="P5"><text:span text:style-name="T4"><text:s text:c="8"/></text:span><text:span text:style-name="T3">Které z následujících tvrzení je pravdivé?</text:span></text:p>
      <text:p text:style-name="P5"><text:span text:style-name="T1"><text:s text:c="8"/></text:span><text:span text:style-name="T2">Písmo Times Roman je opticky škálované</text:span></text:p>
      <text:p text:style-name="P5"><text:span text:style-name="T1"><text:s text:c="8"/></text:span><text:span text:style-name="T2">Číslice nikdy nepřesahují účaří</text:span></text:p>
      <text:p text:style-name="P1">* <text:s text:c="5"/>Použití grotesku pro sazbu prezentace pro datový projektor nemusí být typografická groteska</text:p>
      <text:p text:style-name="P1"/>
      <text:p text:style-name="P5"><text:span text:style-name="T1"><text:s text:c="8"/></text:span><text:span text:style-name="T3">Které tvrzení je pravdivé?</text:span></text:p>
      <text:p text:style-name="P5"><text:span text:style-name="T1"><text:s text:c="8"/></text:span><text:span text:style-name="T2">XSL-FO je standard ISO pro popis stránky (SPDL)</text:span></text:p>
      <text:p text:style-name="P1">* <text:s text:c="5"/>Obraz stránky v osvitové jednotce je vykreslován laserovým paprskem na fotocitlivý materiál</text:p>
      <text:p text:style-name="P5"><text:span text:style-name="T1"><text:s text:c="8"/></text:span><text:span text:style-name="T2">Etapa designu musí nutně předcházet etapu pořízení autorského textu ve značkovacím jazyce</text:span></text:p>
      <text:p text:style-name="P1"/>
      <text:p text:style-name="P5"><text:span text:style-name="T1"><text:s text:c="8"/></text:span><text:span text:style-name="T3">Šířka číslice 0 je půlkou kuželky.</text:span><text:span text:style-name="T2"> </text:span><text:span text:style-name="T3">Vzdálenost verzálkové dotažnice od účaří je polovinou šířky <text:line-break/> <text:s text:c="7"/>verzálky M fontu.</text:span><text:span text:style-name="T2"> </text:span><text:span text:style-name="T3">Obsah obdélníka tvořeného sazbou dnešního letopočtu je</text:span></text:p>
      <text:p text:style-name="P5"><text:span text:style-name="T1"><text:s text:c="8"/></text:span><text:span text:style-name="T2">dvě kuželky</text:span></text:p>
      <text:p text:style-name="P5"><text:span text:style-name="T1"><text:s text:c="8"/></text:span><text:span text:style-name="T2">1ex</text:span><text:span text:style-name="T5">2</text:span></text:p>
      <text:p text:style-name="P1">* <text:s text:c="5"/>čtverčík (čtverečný)</text:p>
      <text:p text:style-name="P1"/>
      <text:p text:style-name="P5"><text:span text:style-name="T1"><text:s text:c="8"/></text:span><text:span text:style-name="T3">Počet bytů pro zápis řetězce s názvem předmětu PB029 v UCS-2 je</text:span></text:p>
      <text:p text:style-name="P5"><text:span text:style-name="T1"><text:s text:c="8"/></text:span><text:span text:style-name="T2">menší než v UTF-8</text:span></text:p>
      <text:p text:style-name="P1">* <text:s text:c="5"/>větší než v UTF-8</text:p>
      <text:p text:style-name="P5"><text:span text:style-name="T1"><text:s text:c="8"/></text:span><text:span text:style-name="T2">stejný jako v UTF-8</text:span></text:p>
      <text:p text:style-name="P1"/>
      <text:p text:style-name="P5"><text:span text:style-name="T1"><text:s text:c="8"/></text:span><text:span text:style-name="T3">Který z výroků je pravdivý:</text:span></text:p>
      <text:p text:style-name="P1">* <text:s text:c="5"/>Ghostscript je jeden z prostředků jak volně konvertovat PS do PDF</text:p>
      <text:p text:style-name="P5"><text:span text:style-name="T1"><text:s text:c="8"/></text:span><text:span text:style-name="T2">Psutils je jeden z prostředků jak konvertovat bitmapový PS do vektorového PS</text:span></text:p>
      <text:p text:style-name="P5"><text:span text:style-name="T1"><text:s text:c="8"/></text:span><text:span text:style-name="T2">Sirotek je jednoslabičný východ odstavce</text:span></text:p>
      <text:p text:style-name="P1"/>
      <text:p text:style-name="P5"><text:span text:style-name="T1"><text:s text:c="8"/></text:span><text:span text:style-name="T3">Který z následujících výroků platí:</text:span></text:p>
      <text:p text:style-name="P5"><text:span text:style-name="T1"><text:s text:c="8"/></text:span><text:span text:style-name="T2">Program pro rastování písem Type1 je uložen v souborech AFM (Adobe Font Metrics)</text:span></text:p>
      <text:p text:style-name="P1">* <text:s text:c="5"/>TeX zpracovává vstup v pořadí input procesor, token procesor, expand procesor a hlavní procesor</text:p>
      <text:p text:style-name="P5"><text:span text:style-name="T1"><text:s text:c="8"/></text:span><text:span text:style-name="T2">Program METAFONT používá formát Opentype</text:span></text:p>
      <text:p text:style-name="P1"/>
      <text:p text:style-name="P5"><text:span text:style-name="T1"><text:s text:c="8"/></text:span><text:span text:style-name="T3">Autorem písma Palatino je</text:span></text:p>
      <text:p text:style-name="P5"><text:span text:style-name="T1"><text:s text:c="8"/></text:span><text:span text:style-name="T2">Thomas Morrison</text:span></text:p>
      <text:p text:style-name="P5"><text:span text:style-name="T1"><text:s text:c="8"/></text:span><text:span text:style-name="T2">Frederick Goudy</text:span></text:p>
      <text:p text:style-name="P1">* <text:s text:c="5"/>Hermann Zapf</text:p>
      <text:p text:style-name="P1"/>
      <text:p text:style-name="P6"><text:span text:style-name="T1"><text:s text:c="8"/></text:span><text:span text:style-name="T3">Počet znaků na řádku při sazbě</text:span></text:p>
      <text:p text:style-name="P1">* <text:s text:c="5"/>by neměl překročit 60-70 znaků</text:p>
      <text:p text:style-name="P5"><text:span text:style-name="T1"><text:s text:c="8"/></text:span><text:span text:style-name="T2">nehraje roli</text:span></text:p>
      <text:p text:style-name="P5"><text:span text:style-name="T1"><text:s text:c="8"/></text:span><text:span text:style-name="T2">by neměl překročit 100 znaků</text:span></text:p>
      <text:p text:style-name="P1"/>
      <text:p text:style-name="P5"><text:span text:style-name="T1"><text:s text:c="8"/></text:span><text:span text:style-name="T3">Mezi normy ISO související s elektronickou přípravou dokumentů patří</text:span></text:p>
      <text:p text:style-name="P1">* <text:s text:c="5"/>PDF/A</text:p>
      <text:p text:style-name="P5"><text:span text:style-name="T1"><text:s text:c="8"/></text:span><text:span text:style-name="T2">OPatgen</text:span></text:p>
      <text:p text:style-name="P5"><text:span text:style-name="T1"><text:s text:c="8"/></text:span><text:span text:style-name="T2">TeXML</text:span></text:p>
      <text:p text:style-name="P1"/>
      <text:p text:style-name="P5"><text:span text:style-name="T1"><text:s text:c="8"/></text:span><text:span text:style-name="T3">Množina vizuálních podob symbolů spojovník, rozdělovník, pomlčka a mínus je</text:span></text:p>
      <text:p text:style-name="P5"><text:span text:style-name="T1"><text:s text:c="8"/></text:span><text:span text:style-name="T2">čtyřprvková</text:span></text:p>
      <text:p text:style-name="P1">* <text:s text:c="5"/>tříprvková</text:p>
      <text:p text:style-name="P5"><text:span text:style-name="T1"><text:s text:c="8"/></text:span><text:span text:style-name="T2">dvouprvková</text:span></text:p>
      <text:p text:style-name="P1"/>
      <text:p text:style-name="P5"><text:span text:style-name="T1"><text:s text:c="8"/></text:span><text:span text:style-name="T3">Které tvrzení je pravdivé?</text:span></text:p>
      <text:p text:style-name="P5"><text:span text:style-name="T1"><text:s text:c="8"/></text:span><text:span text:style-name="T2">Součástí designu je výběr značkovacího jazyka</text:span></text:p>
      <text:p text:style-name="P1">* <text:s text:c="5"/>Computer Modern Sans font je pro sazbu dokumentu určeného pro čtení na obrazovce vhodnější než <text:line-break/> <text:s text:c="7"/>Computer Modern Roman font</text:p>
      <text:p text:style-name="P5"><text:span text:style-name="T1"><text:s text:c="8"/></text:span><text:span text:style-name="T2">Design webu je nadčasový a v čase se naň požadavky nemění</text:span></text:p>
      <text:p text:style-name="P3"/>
      <text:p text:style-name="P5"><text:span text:style-name="T1"><text:s text:c="8"/></text:span><text:span text:style-name="T3">Pro volbu cover třídy fithesis3 platí:</text:span></text:p>
      <text:p text:style-name="P5"><text:span text:style-name="T1"><text:s text:c="8"/></text:span><text:span text:style-name="T2">Vytištěný dokument je „covered“ (zcela pokrytý inkoustem).</text:span></text:p>
      <text:p text:style-name="P5"><text:span text:style-name="T1"><text:s text:c="8"/></text:span><text:span text:style-name="T2">Volba zahrne do příloh automaticky generovaný cover letter.</text:span></text:p>
      <text:p text:style-name="P5"><text:span text:style-name="T1">* <text:s text:c="5"/></text:span><text:span text:style-name="T2">Volba vloží na začátek dokumentu předlohu pro potisk desek.</text:span></text:p>
      <text:p text:style-name="P5"><text:span text:style-name="T1"><text:s text:c="8"/></text:span><text:span text:style-name="T2">Výstupní dokument je celý určený k tisku.</text:span></text:p>
      <text:p text:style-name="P3"><text:s/></text:p>
      <text:p text:style-name="P5"><text:span text:style-name="T1"><text:s text:c="8"/></text:span><text:span text:style-name="T3">Mezi balíčky beamer a fibeamer je následující vztah:</text:span></text:p>
      <text:p text:style-name="P5"><text:span text:style-name="T1"><text:s text:c="8"/></text:span><text:span text:style-name="T2">fibeamer je verze třídy beamer pro Fakultu informatiky.</text:span></text:p>
      <text:p text:style-name="P5"><text:span text:style-name="T1">* <text:s text:c="5"/></text:span><text:span text:style-name="T2">Mezi balíčky není kromě podobnosti ve jméně žádný přímý vztah.</text:span></text:p>
      <text:p text:style-name="P5"><text:span text:style-name="T1"><text:s text:c="8"/></text:span><text:span text:style-name="T2">fibeamer je téma pro třídu beamer, které ctí jednotný styl Masarykovy Univerzity.</text:span></text:p>
      <text:p text:style-name="P1"/>
      <text:p text:style-name="P5"><text:span text:style-name="T1"><text:s text:c="8"/></text:span><text:span text:style-name="T3">Pro volbu twoside třídy fithesis3 NEplatí:</text:span></text:p>
      <text:p text:style-name="P5"><text:span text:style-name="T1"><text:s text:c="8"/></text:span><text:span text:style-name="T2">Volba způsobí vysázení dokumentu ve verzi pro duplexní tisk.</text:span></text:p>
      <text:p text:style-name="P5"><text:span text:style-name="T1">* <text:s text:c="5"/></text:span><text:span text:style-name="T2">Opačná volba oneside zvýší počet vakátů v dokumentu.</text:span></text:p>
      <text:p text:style-name="P5"><text:span text:style-name="T1"><text:s text:c="8"/></text:span><text:span text:style-name="T2">Dokument je ideální tisknout na těžší papír pro zabránění průsvitu.</text:span></text:p>
      <text:p text:style-name="P1"/>
      <text:p text:style-name="P5"><text:span text:style-name="T1"><text:s text:c="8"/></text:span><text:span text:style-name="T3">Který výrok je NEpravdivý</text:span></text:p>
      <text:p text:style-name="P5"><text:span text:style-name="T1"><text:s text:c="8"/></text:span><text:span text:style-name="T2">DVI formát je samoobsažný, obsahuje vše nezbytné k vyrenderování stránky.</text:span></text:p>
      <text:p text:style-name="P5"><text:span text:style-name="T1">* <text:s text:c="5"/></text:span><text:span text:style-name="T2">PDF je zásobníkový programovací jazyk.</text:span></text:p>
      <text:p text:style-name="P5"><text:span text:style-name="T1"><text:s text:c="8"/></text:span><text:span text:style-name="T2">patgen je program na generování vzorů dělení slov.</text:span></text:p>
      <text:p text:style-name="P5"><text:span text:style-name="T1"><text:s text:c="8"/></text:span><text:span text:style-name="T2">PostScript je zásobníkový programovací jazyk.</text:span></text:p>
      <text:p text:style-name="P1"/>
      <text:p text:style-name="P5"><text:span text:style-name="T1"><text:s text:c="8"/></text:span><text:span text:style-name="T3">Příkaz \section je</text:span></text:p>
      <text:p text:style-name="P5"><text:span text:style-name="T2">*</text:span><text:span text:style-name="T1"> <text:s text:c="5"/></text:span><text:span text:style-name="T2">příkaz LaTexu.</text:span></text:p>
      <text:p text:style-name="P5"><text:span text:style-name="T1"><text:s text:c="8"/></text:span><text:span text:style-name="T2">příkaz plainTeXu.</text:span></text:p>
      <text:p text:style-name="P5"><text:span text:style-name="T1"><text:s text:c="8"/></text:span><text:span text:style-name="T2">primitiv TeXu.</text:span></text:p>
      <text:p text:style-name="P3"/>
      <text:p text:style-name="P5"><text:span text:style-name="T1"><text:s text:c="8"/></text:span><text:span text:style-name="T4">Pro přípravu závěrečné práce NElze použít třídu</text:span></text:p>
      <text:p text:style-name="P5"><text:span text:style-name="T1"><text:s text:c="8"/>fithesis</text:span></text:p>
      <text:p text:style-name="P3">* <text:s text:c="5"/>beamer</text:p>
      <text:p text:style-name="P5"><text:span text:style-name="T1"><text:s text:c="8"/>book</text:span></text:p>
      <text:p text:style-name="P5"><text:span text:style-name="T1"><text:s text:c="8"/>scrreprt</text:span></text:p>
      <text:p text:style-name="P3"/>
      <text:p text:style-name="P6"><text:span text:style-name="T1"><text:s text:c="8"/></text:span><text:span text:style-name="T4">Příkaz \protrude je</text:span></text:p>
      <text:p text:style-name="P3">* <text:s text:c="5"/>něco jiného, nic z ostatních uvedených možností neplatí.</text:p>
      <text:p text:style-name="P5"><text:span text:style-name="T1"><text:s text:c="8"/>příkaz LaTexu.</text:span></text:p>
      <text:p text:style-name="P5"><text:span text:style-name="T1"><text:s text:c="8"/>primitiv TeXu.</text:span></text:p>
      <text:p text:style-name="P5"><text:span text:style-name="T1"><text:s text:c="8"/>příkaz plainTeXu.</text:span></text:p>
      <text:p text:style-name="P3"/>
      <text:p text:style-name="P5"><text:span text:style-name="T1"><text:s text:c="8"/></text:span><text:span text:style-name="T4">Vzor dělení pro TeX je</text:span></text:p>
      <text:p text:style-name="P5"><text:span text:style-name="T1"><text:s text:c="8"/>slovo jazyka mající vyznačené švy slov rozdělovníkem.</text:span></text:p>
      <text:p text:style-name="P5"><text:span text:style-name="T1"><text:s text:c="8"/>něco jiného, žádná z uvedených alternativ není správně.</text:span></text:p>
      <text:p text:style-name="P3">* <text:s text:c="5"/>řetězec znaků abecedy prokládaných malými celými čísly, případně začínající či končící tečkou.</text:p>
      <text:p text:style-name="P5"><text:span text:style-name="T1"><text:s text:c="8"/>posloupnost znaků C (consonant) a V (vowel).</text:span></text:p>
      <text:p text:style-name="P3"/>
      <text:p text:style-name="P5"><text:span text:style-name="T1"><text:s text:c="8"/></text:span><text:span text:style-name="T4">Pomocí maker třídy beamer NEní možné připravovat</text:span></text:p>
      <text:p text:style-name="P3">* <text:s text:c="5"/>Žádná z odpovědí není správná.</text:p>
      <text:p text:style-name="P5"><text:span text:style-name="T1"><text:s text:c="8"/>handouty</text:span></text:p>
      <text:p text:style-name="P5"><text:span text:style-name="T1"><text:s text:c="8"/>prezentace</text:span></text:p>
      <text:p text:style-name="P5"><text:span text:style-name="T1"><text:s text:c="8"/>články</text:span></text:p>
      <text:p text:style-name="P3"/>
      <text:p text:style-name="P5"><text:span text:style-name="T1"><text:s text:c="8"/></text:span><text:span text:style-name="T4">LaTeXové balíčky fithesis3 a fibeamer NEjsou uzpůsobené pro použití</text:span></text:p>
      <text:p text:style-name="P5"><text:span text:style-name="T1"><text:s text:c="8"/>mimo Fakultu informatiky Masarykovy Univerzity.</text:span></text:p>
      <text:p text:style-name="P5"><text:span text:style-name="T4"><text:s text:c="8"/></text:span><text:span text:style-name="T1">mimo Masarykovu univerzitu.</text:span></text:p>
      <text:p text:style-name="P5"><text:span text:style-name="T1"><text:s text:c="8"/>mimo Českou republiku.</text:span></text:p>
      <text:p text:style-name="P3">* <text:s text:c="5"/>Žádná z odpovědí není správná.</text:p>
      <text:p text:style-name="P3"/>
      <text:p text:style-name="P1">-----------------------------------------------------------------------------------------------------------------------------------</text:p>
      <text:p text:style-name="P1">Pokud se vám líbilo, že někdo vypracoval otázky za vás, pomozte prosím budoucím studentům a podělte se také o své otázky z testu nebo i jejich vypracování. I otázky opakující se v testech z minulých semestrů, mají vypovídající hodnotu.</text:p>
      <text:p text:style-name="P1">Děku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Ù" svg:font-family="'Droid Sans FallbÙ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 </meta:initial-creator>
    <meta:creation-date>2016-01-07T20:44:53.311342964</meta:creation-date>
    <dc:date>2016-01-07T20:45:42.338353418</dc:date>
    <dc:creator>Gill </dc:creator>
    <meta:editing-duration>PT49S</meta:editing-duration>
    <meta:editing-cycles>1</meta:editing-cycles>
    <meta:document-statistic meta:table-count="0" meta:image-count="0" meta:object-count="0" meta:page-count="21" meta:paragraph-count="903" meta:word-count="5172" meta:character-count="41343" meta:non-whitespace-character-count="30230"/>
    <meta:generator>LibreOffice/5.0.3.2$Linux_x86 LibreOffice_project/00m0$Build-2</meta:generator>
  </office:meta>
</office:document-meta>
</file>